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997cm" fo:margin-left="0cm" table:align="left"/>
    </style:style>
    <style:style style:name="Table1.A" style:family="table-column">
      <style:table-column-properties style:column-width="1.588cm"/>
    </style:style>
    <style:style style:name="Table1.B" style:family="table-column">
      <style:table-column-properties style:column-width="1.72cm"/>
    </style:style>
    <style:style style:name="Table1.C" style:family="table-column">
      <style:table-column-properties style:column-width="2.699cm"/>
    </style:style>
    <style:style style:name="Table1.E" style:family="table-column">
      <style:table-column-properties style:column-width="2.514cm"/>
    </style:style>
    <style:style style:name="Table1.F" style:family="table-column">
      <style:table-column-properties style:column-width="1.296cm"/>
    </style:style>
    <style:style style:name="Table1.H" style:family="table-column">
      <style:table-column-properties style:column-width="4.895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2a013b"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4127f4" style:font-size-asian="14pt" style:font-size-complex="14pt"/>
    </style:style>
    <style:style style:name="P6" style:family="paragraph" style:parent-style-name="Standard">
      <style:text-properties fo:font-size="14pt" officeooo:rsid="0045cff8" officeooo:paragraph-rsid="004e026c" style:font-size-asian="14pt" style:font-size-complex="14pt"/>
    </style:style>
    <style:style style:name="P7" style:family="paragraph" style:parent-style-name="Standard">
      <style:text-properties fo:font-size="14pt" officeooo:rsid="004d5b64" officeooo:paragraph-rsid="004d5b64" style:font-size-asian="14pt" style:font-size-complex="14pt"/>
    </style:style>
    <style:style style:name="P8" style:family="paragraph" style:parent-style-name="Standard">
      <style:text-properties fo:font-size="14pt" officeooo:paragraph-rsid="0097b59e" style:font-size-asian="14pt" style:font-size-complex="14pt"/>
    </style:style>
    <style:style style:name="P9" style:family="paragraph" style:parent-style-name="Standard">
      <style:text-properties fo:font-size="14pt" officeooo:paragraph-rsid="00a2fd93" style:font-size-asian="14pt" style:font-size-complex="14pt"/>
    </style:style>
    <style:style style:name="P10" style:family="paragraph" style:parent-style-name="Standard">
      <style:text-properties fo:font-size="14pt" officeooo:rsid="00b63f02" officeooo:paragraph-rsid="00b63f02" style:font-size-asian="14pt" style:font-size-complex="14pt"/>
    </style:style>
    <style:style style:name="P11" style:family="paragraph" style:parent-style-name="Standard">
      <style:text-properties fo:font-size="14pt" officeooo:paragraph-rsid="00b63f02" style:font-size-asian="14pt" style:font-size-complex="14pt"/>
    </style:style>
    <style:style style:name="P12" style:family="paragraph" style:parent-style-name="Standard">
      <style:text-properties fo:font-size="14pt" officeooo:rsid="00b6af72" officeooo:paragraph-rsid="00b6af72" style:font-size-asian="14pt" style:font-size-complex="14pt"/>
    </style:style>
    <style:style style:name="P13" style:family="paragraph" style:parent-style-name="Standard">
      <style:text-properties fo:font-size="14pt" officeooo:rsid="00b6af72" officeooo:paragraph-rsid="00b63f02" style:font-size-asian="14pt" style:font-size-complex="14pt"/>
    </style:style>
    <style:style style:name="P14" style:family="paragraph" style:parent-style-name="Standard">
      <style:text-properties fo:font-size="14pt" officeooo:rsid="00b77a50" officeooo:paragraph-rsid="00b77a50" style:font-size-asian="14pt" style:font-size-complex="14pt"/>
    </style:style>
    <style:style style:name="P15" style:family="paragraph" style:parent-style-name="Standard">
      <style:text-properties fo:font-size="14pt" officeooo:paragraph-rsid="00b91426" style:font-size-asian="14pt" style:font-size-complex="14pt"/>
    </style:style>
    <style:style style:name="P16" style:family="paragraph" style:parent-style-name="Standard">
      <style:text-properties fo:font-size="14pt" officeooo:rsid="00bab6fd" officeooo:paragraph-rsid="00bab6fd" style:font-size-asian="14pt" style:font-size-complex="14pt"/>
    </style:style>
    <style:style style:name="P17" style:family="paragraph" style:parent-style-name="Standard">
      <style:text-properties fo:font-size="14pt" officeooo:paragraph-rsid="00bab6fd" style:font-size-asian="14pt" style:font-size-complex="14pt"/>
    </style:style>
    <style:style style:name="P18" style:family="paragraph" style:parent-style-name="Standard">
      <style:text-properties fo:font-size="14pt" officeooo:paragraph-rsid="00bd8cf8" style:font-size-asian="14pt" style:font-size-complex="14pt"/>
    </style:style>
    <style:style style:name="P19" style:family="paragraph" style:parent-style-name="Standard">
      <style:text-properties fo:font-size="14pt" officeooo:paragraph-rsid="00c137e7" style:font-size-asian="14pt" style:font-size-complex="14pt"/>
    </style:style>
    <style:style style:name="P20" style:family="paragraph" style:parent-style-name="Standard">
      <style:text-properties fo:font-size="14pt" officeooo:paragraph-rsid="00c20dc2" style:font-size-asian="14pt" style:font-size-complex="14pt"/>
    </style:style>
    <style:style style:name="P21" style:family="paragraph" style:parent-style-name="Standard">
      <style:text-properties fo:font-size="14pt" officeooo:rsid="00c8a001" officeooo:paragraph-rsid="00c8a001" style:font-size-asian="14pt" style:font-size-complex="14pt"/>
    </style:style>
    <style:style style:name="P22" style:family="paragraph" style:parent-style-name="Standard">
      <style:text-properties fo:font-size="14pt" officeooo:paragraph-rsid="00cad7eb" style:font-size-asian="14pt" style:font-size-complex="14pt"/>
    </style:style>
    <style:style style:name="P23" style:family="paragraph" style:parent-style-name="Standard">
      <style:text-properties fo:font-size="14pt" officeooo:rsid="00bd8cf8" officeooo:paragraph-rsid="00cc24d1" style:font-size-asian="14pt" style:font-size-complex="14pt"/>
    </style:style>
    <style:style style:name="P24" style:family="paragraph" style:parent-style-name="Standard">
      <style:text-properties fo:font-size="14pt" officeooo:paragraph-rsid="00cc24d1" style:font-size-asian="14pt" style:font-size-complex="14pt"/>
    </style:style>
    <style:style style:name="P25" style:family="paragraph" style:parent-style-name="Standard">
      <style:text-properties fo:font-size="14pt" officeooo:rsid="00bb202d" officeooo:paragraph-rsid="00cc24d1" style:font-size-asian="14pt" style:font-size-complex="14pt"/>
    </style:style>
    <style:style style:name="P26" style:family="paragraph" style:parent-style-name="Standard">
      <style:text-properties fo:font-size="14pt" officeooo:paragraph-rsid="00d7c6f3" style:font-size-asian="14pt" style:font-size-complex="14pt"/>
    </style:style>
    <style:style style:name="P27" style:family="paragraph" style:parent-style-name="Standard">
      <style:text-properties fo:font-size="14pt" officeooo:paragraph-rsid="00dbc588" style:font-size-asian="14pt" style:font-size-complex="14pt"/>
    </style:style>
    <style:style style:name="P28" style:family="paragraph" style:parent-style-name="Standard">
      <style:text-properties fo:font-size="14pt" officeooo:paragraph-rsid="00e2de78" style:font-size-asian="14pt" style:font-size-complex="14pt"/>
    </style:style>
    <style:style style:name="P29" style:family="paragraph" style:parent-style-name="Standard">
      <style:text-properties fo:font-size="14pt" officeooo:paragraph-rsid="00e87cb5" style:font-size-asian="14pt" style:font-size-complex="14pt"/>
    </style:style>
    <style:style style:name="P30" style:family="paragraph" style:parent-style-name="Standard">
      <style:text-properties fo:font-size="14pt" fo:font-style="italic" style:font-size-asian="14pt" style:font-style-asian="italic" style:font-size-complex="14pt" style:font-style-complex="italic"/>
    </style:style>
    <style:style style:name="P31" style:family="paragraph" style:parent-style-name="Standard">
      <style:text-properties fo:font-size="14pt" fo:font-weight="bold" officeooo:rsid="0097b59e" officeooo:paragraph-rsid="0097b59e" style:font-size-asian="14pt" style:font-weight-asian="bold" style:font-size-complex="14pt" style:font-weight-complex="bold"/>
    </style:style>
    <style:style style:name="P32" style:family="paragraph" style:parent-style-name="Standard">
      <style:text-properties fo:font-size="14pt" fo:font-weight="bold" officeooo:rsid="00994378" officeooo:paragraph-rsid="00994378" style:font-size-asian="14pt" style:font-weight-asian="bold" style:font-size-complex="14pt" style:font-weight-complex="bold"/>
    </style:style>
    <style:style style:name="P33" style:family="paragraph" style:parent-style-name="Standard">
      <style:text-properties fo:font-size="14pt" fo:font-weight="bold" officeooo:paragraph-rsid="00b19913" style:font-size-asian="14pt" style:font-weight-asian="bold" style:font-size-complex="14pt" style:font-weight-complex="bold"/>
    </style:style>
    <style:style style:name="P34" style:family="paragraph" style:parent-style-name="Standard">
      <style:text-properties fo:font-size="14pt" style:text-underline-style="solid" style:text-underline-width="auto" style:text-underline-color="font-color" fo:font-weight="bold" officeooo:rsid="0099748b" officeooo:paragraph-rsid="0099748b" style:font-size-asian="14pt" style:font-weight-asian="bold" style:font-size-complex="14pt" style:font-weight-complex="bold"/>
    </style:style>
    <style:style style:name="P35" style:family="paragraph" style:parent-style-name="Standard">
      <style:text-properties fo:font-size="14pt" style:text-underline-style="solid" style:text-underline-width="auto" style:text-underline-color="font-color" fo:font-weight="bold" officeooo:rsid="009bc075" officeooo:paragraph-rsid="009bc075" style:font-size-asian="14pt" style:font-weight-asian="bold" style:font-size-complex="14pt" style:font-weight-complex="bold"/>
    </style:style>
    <style:style style:name="P36" style:family="paragraph" style:parent-style-name="Standard">
      <style:text-properties fo:font-size="14pt" style:text-underline-style="solid" style:text-underline-width="auto" style:text-underline-color="font-color" fo:font-weight="bold" officeooo:rsid="009d9a25" officeooo:paragraph-rsid="009d9a25"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paragraph-rsid="004127f4"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paragraph-rsid="0097b59e"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fo:font-weight="bold" officeooo:paragraph-rsid="00a2fd93"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fo:font-weight="bold" officeooo:paragraph-rsid="00b63f02"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paragraph-rsid="00bab6fd"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paragraph-rsid="00c137e7" style:font-size-asian="20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paragraph-rsid="00c20dc2" style:font-size-asian="20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paragraph-rsid="00cad7eb" style:font-size-asian="20pt" style:font-weight-asian="bold" style:font-size-complex="20pt" style:font-weight-complex="bold"/>
    </style:style>
    <style:style style:name="P46" style:family="paragraph" style:parent-style-name="Standard">
      <style:paragraph-properties fo:text-align="center" style:justify-single-word="false"/>
      <style:text-properties fo:font-size="20pt" fo:font-weight="bold" officeooo:paragraph-rsid="00cc24d1" style:font-size-asian="20pt" style:font-weight-asian="bold" style:font-size-complex="20pt" style:font-weight-complex="bold"/>
    </style:style>
    <style:style style:name="P47" style:family="paragraph" style:parent-style-name="Standard">
      <style:paragraph-properties fo:text-align="center" style:justify-single-word="false"/>
      <style:text-properties fo:font-size="20pt" fo:font-weight="bold" officeooo:paragraph-rsid="00d7c6f3" style:font-size-asian="20pt" style:font-weight-asian="bold" style:font-size-complex="20pt" style:font-weight-complex="bold"/>
    </style:style>
    <style:style style:name="P48" style:family="paragraph" style:parent-style-name="Standard">
      <style:paragraph-properties fo:text-align="center" style:justify-single-word="false"/>
      <style:text-properties fo:font-size="20pt" fo:font-weight="bold" officeooo:paragraph-rsid="00dbc588" style:font-size-asian="20pt" style:font-weight-asian="bold" style:font-size-complex="20pt" style:font-weight-complex="bold"/>
    </style:style>
    <style:style style:name="P49" style:family="paragraph" style:parent-style-name="Standard">
      <style:paragraph-properties fo:text-align="center" style:justify-single-word="false"/>
      <style:text-properties fo:font-size="20pt" fo:font-weight="bold" officeooo:paragraph-rsid="00e2de78" style:font-size-asian="20pt" style:font-weight-asian="bold" style:font-size-complex="20pt" style:font-weight-complex="bold"/>
    </style:style>
    <style:style style:name="P50" style:family="paragraph" style:parent-style-name="Standard">
      <style:paragraph-properties fo:text-align="center" style:justify-single-word="false"/>
      <style:text-properties fo:font-size="20pt" fo:font-weight="bold" officeooo:paragraph-rsid="00e87cb5" style:font-size-asian="20pt" style:font-weight-asian="bold" style:font-size-complex="20pt" style:font-weight-complex="bold"/>
    </style:style>
    <style:style style:name="P51" style:family="paragraph" style:parent-style-name="Standard">
      <style:paragraph-properties fo:text-align="center" style:justify-single-word="false"/>
      <style:text-properties fo:font-size="20pt" officeooo:paragraph-rsid="00b91426" style:font-size-asian="20pt" style:font-size-complex="20pt"/>
    </style:style>
    <style:style style:name="P52" style:family="paragraph" style:parent-style-name="Standard">
      <style:text-properties style:text-position="0% 100%" fo:font-size="14pt" officeooo:rsid="0097b59e" officeooo:paragraph-rsid="0097b59e" style:font-size-asian="14pt" style:font-size-complex="14pt"/>
    </style:style>
    <style:style style:name="P53" style:family="paragraph" style:parent-style-name="Standard">
      <style:text-properties style:text-position="0% 100%" fo:font-size="14pt" officeooo:rsid="0097b59e" officeooo:paragraph-rsid="00b63f02" style:font-size-asian="14pt" style:font-size-complex="14pt"/>
    </style:style>
    <style:style style:name="P54" style:family="paragraph" style:parent-style-name="Standard">
      <style:text-properties style:text-position="0% 100%" fo:font-size="14pt" officeooo:rsid="0099748b" officeooo:paragraph-rsid="0099748b" style:font-size-asian="14pt" style:font-size-complex="14pt"/>
    </style:style>
    <style:style style:name="P55" style:family="paragraph" style:parent-style-name="Standard">
      <style:text-properties style:text-position="0% 100%" fo:font-size="14pt" officeooo:rsid="00b77a50" officeooo:paragraph-rsid="00b77a50" style:font-size-asian="14pt" style:font-size-complex="14pt"/>
    </style:style>
    <style:style style:name="P56" style:family="paragraph" style:parent-style-name="Standard">
      <style:text-properties style:text-position="0% 100%" fo:font-size="14pt" officeooo:rsid="00b91426" officeooo:paragraph-rsid="00b91426" style:font-size-asian="14pt" style:font-size-complex="14pt"/>
    </style:style>
    <style:style style:name="P57" style:family="paragraph" style:parent-style-name="Standard">
      <style:text-properties style:text-position="0% 100%" fo:font-size="14pt" officeooo:rsid="00bab6fd" officeooo:paragraph-rsid="00bab6fd" style:font-size-asian="14pt" style:font-size-complex="14pt"/>
    </style:style>
    <style:style style:name="P58" style:family="paragraph" style:parent-style-name="Standard">
      <style:text-properties style:text-position="0% 100%" fo:font-size="14pt" officeooo:rsid="00bd8cf8" officeooo:paragraph-rsid="00bd8cf8" style:font-size-asian="14pt" style:font-size-complex="14pt"/>
    </style:style>
    <style:style style:name="P59" style:family="paragraph" style:parent-style-name="Standard">
      <style:paragraph-properties fo:text-align="center" style:justify-single-word="false"/>
      <style:text-properties style:text-position="0% 100%" fo:font-size="14pt" officeooo:rsid="00bd8cf8" officeooo:paragraph-rsid="00bb202d" style:font-size-asian="14pt" style:font-size-complex="14pt"/>
    </style:style>
    <style:style style:name="P60" style:family="paragraph" style:parent-style-name="Standard">
      <style:text-properties style:text-position="0% 100%" fo:font-size="14pt" officeooo:rsid="00bd8cf8" officeooo:paragraph-rsid="00cc24d1" style:font-size-asian="14pt" style:font-size-complex="14pt"/>
    </style:style>
    <style:style style:name="P61" style:family="paragraph" style:parent-style-name="Standard">
      <style:text-properties style:text-position="0% 100%" fo:font-size="14pt" officeooo:rsid="00c20dc2" officeooo:paragraph-rsid="00c20dc2" style:font-size-asian="14pt" style:font-size-complex="14pt"/>
    </style:style>
    <style:style style:name="P62" style:family="paragraph" style:parent-style-name="Standard">
      <style:text-properties style:text-position="0% 100%" fo:font-size="14pt" officeooo:rsid="00c24842" officeooo:paragraph-rsid="00c43245" style:font-size-asian="14pt" style:font-size-complex="14pt"/>
    </style:style>
    <style:style style:name="P63" style:family="paragraph" style:parent-style-name="Standard">
      <style:text-properties style:text-position="0% 100%" fo:font-size="14pt" officeooo:rsid="00c43245" officeooo:paragraph-rsid="00c43245" style:font-size-asian="14pt" style:font-size-complex="14pt"/>
    </style:style>
    <style:style style:name="P64" style:family="paragraph" style:parent-style-name="Standard">
      <style:text-properties style:text-position="0% 100%" fo:font-size="14pt" officeooo:rsid="00cad7eb" officeooo:paragraph-rsid="00cad7eb" style:font-size-asian="14pt" style:font-size-complex="14pt"/>
    </style:style>
    <style:style style:name="P65" style:family="paragraph" style:parent-style-name="Standard">
      <style:text-properties style:text-position="0% 100%" fo:font-size="14pt" officeooo:rsid="00bf0961" officeooo:paragraph-rsid="00cad7eb" style:font-size-asian="14pt" style:font-size-complex="14pt"/>
    </style:style>
    <style:style style:name="P66" style:family="paragraph" style:parent-style-name="Standard">
      <style:text-properties style:text-position="0% 100%" fo:font-size="14pt" officeooo:rsid="00cc24d1" officeooo:paragraph-rsid="00cc24d1" style:font-size-asian="14pt" style:font-size-complex="14pt"/>
    </style:style>
    <style:style style:name="P67" style:family="paragraph" style:parent-style-name="Standard">
      <style:text-properties style:text-position="0% 100%" fo:font-size="14pt" officeooo:rsid="00cc24d1" officeooo:paragraph-rsid="00d31283" style:font-size-asian="14pt" style:font-size-complex="14pt"/>
    </style:style>
    <style:style style:name="P68" style:family="paragraph" style:parent-style-name="Standard">
      <style:text-properties style:text-position="0% 100%" fo:font-size="14pt" officeooo:rsid="00c8f1ef" officeooo:paragraph-rsid="00c8f1ef" style:font-size-asian="14pt" style:font-size-complex="14pt"/>
    </style:style>
    <style:style style:name="P69" style:family="paragraph" style:parent-style-name="Standard">
      <style:text-properties style:text-position="0% 100%" fo:font-size="14pt" officeooo:rsid="00d31283" officeooo:paragraph-rsid="00cc24d1" style:font-size-asian="14pt" style:font-size-complex="14pt"/>
    </style:style>
    <style:style style:name="P70" style:family="paragraph" style:parent-style-name="Standard">
      <style:text-properties style:text-position="0% 100%" fo:font-size="14pt" officeooo:rsid="00d31283" officeooo:paragraph-rsid="00d5952a" style:font-size-asian="14pt" style:font-size-complex="14pt"/>
    </style:style>
    <style:style style:name="P71" style:family="paragraph" style:parent-style-name="Standard">
      <style:text-properties style:text-position="0% 100%" fo:font-size="14pt" fo:font-weight="normal" officeooo:rsid="0031a948" officeooo:paragraph-rsid="0031a948" style:font-size-asian="14pt" style:font-weight-asian="normal" style:font-size-complex="14pt" style:font-weight-complex="normal"/>
    </style:style>
    <style:style style:name="P72" style:family="paragraph" style:parent-style-name="Standard">
      <style:text-properties style:text-position="0% 100%" fo:font-size="14pt" fo:font-weight="normal" officeooo:rsid="0045cff8" officeooo:paragraph-rsid="004e026c" style:font-size-asian="14pt" style:font-weight-asian="normal" style:font-size-complex="14pt" style:font-weight-complex="normal"/>
    </style:style>
    <style:style style:name="P73" style:family="paragraph" style:parent-style-name="Standard">
      <style:text-properties style:text-position="0% 100%" fo:font-size="14pt" fo:font-weight="normal" officeooo:rsid="0046f814" officeooo:paragraph-rsid="004e026c" style:font-size-asian="14pt" style:font-weight-asian="normal" style:font-size-complex="14pt" style:font-weight-complex="normal"/>
    </style:style>
    <style:style style:name="P74" style:family="paragraph" style:parent-style-name="Standard">
      <style:text-properties style:text-position="0% 100%" fo:font-size="14pt" fo:font-weight="normal" officeooo:rsid="0048690d" officeooo:paragraph-rsid="004e026c" style:font-size-asian="14pt" style:font-weight-asian="normal" style:font-size-complex="14pt" style:font-weight-complex="normal"/>
    </style:style>
    <style:style style:name="P75" style:family="paragraph" style:parent-style-name="Standard">
      <style:text-properties style:text-position="0% 100%" fo:font-size="14pt" fo:font-weight="normal" officeooo:rsid="004d5b64" officeooo:paragraph-rsid="004d5b64" style:font-size-asian="14pt" style:font-weight-asian="normal" style:font-size-complex="14pt" style:font-weight-complex="normal"/>
    </style:style>
    <style:style style:name="P76" style:family="paragraph" style:parent-style-name="Standard">
      <style:text-properties style:text-position="0% 100%" fo:font-size="14pt" fo:font-weight="normal" officeooo:rsid="004e026c" officeooo:paragraph-rsid="004d5b64" style:font-size-asian="14pt" style:font-weight-asian="normal" style:font-size-complex="14pt" style:font-weight-complex="normal"/>
    </style:style>
    <style:style style:name="P77" style:family="paragraph" style:parent-style-name="Standard">
      <style:text-properties style:text-position="0% 100%" fo:font-size="14pt" fo:font-weight="normal" officeooo:rsid="004e026c" officeooo:paragraph-rsid="004e026c" style:font-size-asian="14pt" style:font-weight-asian="normal" style:font-size-complex="14pt" style:font-weight-complex="normal"/>
    </style:style>
    <style:style style:name="P78" style:family="paragraph" style:parent-style-name="Standard">
      <style:text-properties style:text-position="0% 100%" fo:font-size="14pt" fo:font-weight="normal" officeooo:rsid="004edc16" officeooo:paragraph-rsid="004edc16" style:font-size-asian="14pt" style:font-weight-asian="normal" style:font-size-complex="14pt" style:font-weight-complex="normal"/>
    </style:style>
    <style:style style:name="P79" style:family="paragraph" style:parent-style-name="Standard">
      <style:text-properties style:text-position="0% 100%" fo:font-size="14pt" fo:font-weight="normal" officeooo:rsid="004fe821" officeooo:paragraph-rsid="004fe821" style:font-size-asian="14pt" style:font-weight-asian="normal" style:font-size-complex="14pt" style:font-weight-complex="normal"/>
    </style:style>
    <style:style style:name="P80" style:family="paragraph" style:parent-style-name="Standard">
      <style:text-properties style:text-position="0% 100%" fo:font-size="14pt" fo:font-weight="normal" officeooo:rsid="0051d520" officeooo:paragraph-rsid="0051d520" style:font-size-asian="14pt" style:font-weight-asian="normal" style:font-size-complex="14pt" style:font-weight-complex="normal"/>
    </style:style>
    <style:style style:name="P81" style:family="paragraph" style:parent-style-name="Standard">
      <style:text-properties style:text-position="0% 100%" fo:font-size="14pt" fo:font-weight="normal" officeooo:rsid="0053758b" officeooo:paragraph-rsid="0053758b" style:font-size-asian="14pt" style:font-weight-asian="normal" style:font-size-complex="14pt" style:font-weight-complex="normal"/>
    </style:style>
    <style:style style:name="P82" style:family="paragraph" style:parent-style-name="Standard">
      <style:text-properties style:text-position="0% 100%" fo:font-size="14pt" fo:font-weight="normal" officeooo:rsid="0097b59e" officeooo:paragraph-rsid="0097b59e" style:font-size-asian="14pt" style:font-weight-asian="normal" style:font-size-complex="14pt" style:font-weight-complex="normal"/>
    </style:style>
    <style:style style:name="P83" style:family="paragraph" style:parent-style-name="Standard">
      <style:text-properties style:text-position="0% 100%" fo:font-size="14pt" fo:font-weight="normal" officeooo:rsid="00559c19" officeooo:paragraph-rsid="0097b59e" style:font-size-asian="14pt" style:font-weight-asian="normal" style:font-size-complex="14pt" style:font-weight-complex="normal"/>
    </style:style>
    <style:style style:name="P84" style:family="paragraph" style:parent-style-name="Standard">
      <style:text-properties style:text-position="0% 100%" fo:font-size="14pt" fo:font-style="normal" fo:font-weight="normal" officeooo:rsid="00994378" officeooo:paragraph-rsid="0097b59e"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fo:font-size="14pt" fo:font-style="normal" fo:font-weight="normal" officeooo:rsid="00994378" officeooo:paragraph-rsid="00994378"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center" style:justify-single-word="false"/>
      <style:text-properties style:text-position="0% 100%" fo:font-size="14pt" fo:font-style="normal" style:text-underline-style="none" fo:font-weight="normal" officeooo:rsid="00c0ea75" officeooo:paragraph-rsid="00bf0961"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fo:font-size="14pt" fo:font-style="normal" style:text-underline-style="none" fo:font-weight="normal" officeooo:rsid="00c0ea75" officeooo:paragraph-rsid="00cad7eb"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fo:font-size="14pt" fo:font-style="normal" style:text-underline-style="none" fo:font-weight="normal" officeooo:rsid="00c137e7" officeooo:paragraph-rsid="00c137e7"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fo:font-size="14pt" fo:font-style="normal" style:text-underline-style="none" fo:font-weight="normal" officeooo:rsid="00c20dc2" officeooo:paragraph-rsid="00c20dc2" style:font-size-asian="14pt" style:font-style-asian="normal" style:font-weight-asian="normal" style:font-size-complex="14pt" style:font-style-complex="normal" style:font-weight-complex="normal"/>
    </style:style>
    <style:style style:name="P90" style:family="paragraph" style:parent-style-name="Standard">
      <style:text-properties style:text-position="0% 100%" fo:font-size="14pt" fo:font-style="normal" style:text-underline-style="none" fo:font-weight="normal" officeooo:rsid="00c43245" officeooo:paragraph-rsid="00c43245" style:font-size-asian="14pt" style:font-style-asian="normal" style:font-weight-asian="normal" style:font-size-complex="14pt" style:font-style-complex="normal" style:font-weight-complex="normal"/>
    </style:style>
    <style:style style:name="P91" style:family="paragraph" style:parent-style-name="Standard">
      <style:text-properties style:text-position="0% 100%" fo:font-size="14pt" fo:font-style="normal" style:text-underline-style="none" fo:font-weight="normal" officeooo:rsid="00bd8cf8" officeooo:paragraph-rsid="00cc24d1" style:font-size-asian="14pt" style:font-style-asian="normal" style:font-weight-asian="normal" style:font-size-complex="14pt" style:font-style-complex="normal" style:font-weight-complex="normal"/>
    </style:style>
    <style:style style:name="P92" style:family="paragraph" style:parent-style-name="Standard">
      <style:text-properties style:text-position="0% 100%" fo:font-size="14pt" fo:font-style="normal" style:text-underline-style="none" fo:font-weight="normal" officeooo:rsid="00c8a001" officeooo:paragraph-rsid="00c8a001" style:font-size-asian="14pt" style:font-style-asian="normal" style:font-weight-asian="normal" style:font-size-complex="14pt" style:font-style-complex="normal" style:font-weight-complex="normal"/>
    </style:style>
    <style:style style:name="P93" style:family="paragraph" style:parent-style-name="Standard">
      <style:text-properties style:text-position="0% 100%" fo:font-size="14pt" fo:font-style="normal" style:text-underline-style="none" fo:font-weight="normal" officeooo:rsid="00cc24d1" officeooo:paragraph-rsid="00cc24d1" style:font-size-asian="14pt" style:font-style-asian="normal" style:font-weight-asian="normal" style:font-size-complex="14pt" style:font-style-complex="normal" style:font-weight-complex="normal"/>
    </style:style>
    <style:style style:name="P94" style:family="paragraph" style:parent-style-name="Standard">
      <style:text-properties style:text-position="0% 100%" fo:font-size="14pt" fo:font-style="normal" style:text-underline-style="none" fo:font-weight="normal" officeooo:rsid="00d7c6f3" officeooo:paragraph-rsid="00d7c6f3"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fo:font-size="14pt" fo:font-style="normal" style:text-underline-style="none" fo:font-weight="normal" officeooo:rsid="00d957f3" officeooo:paragraph-rsid="00d957f3" style:font-size-asian="14pt" style:font-style-asian="normal" style:font-weight-asian="normal" style:font-size-complex="14pt" style:font-style-complex="normal" style:font-weight-complex="normal"/>
    </style:style>
    <style:style style:name="P96" style:family="paragraph" style:parent-style-name="Standard">
      <style:text-properties style:text-position="0% 100%" fo:font-size="14pt" fo:font-style="normal" style:text-underline-style="none" fo:font-weight="normal" officeooo:rsid="00dbc588" officeooo:paragraph-rsid="00dbc588" style:font-size-asian="14pt" style:font-style-asian="normal" style:font-weight-asian="normal" style:font-size-complex="14pt" style:font-style-complex="normal" style:font-weight-complex="normal"/>
    </style:style>
    <style:style style:name="P97" style:family="paragraph" style:parent-style-name="Standard">
      <style:text-properties style:text-position="0% 100%" fo:font-size="14pt" fo:font-style="normal" style:text-underline-style="none" fo:font-weight="normal" officeooo:rsid="00dbc588" officeooo:paragraph-rsid="00e2de78"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fo:font-size="14pt" fo:font-style="normal" style:text-underline-style="none" fo:font-weight="normal" officeooo:rsid="00dc2c74" officeooo:paragraph-rsid="00dc2c74"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fo:font-size="14pt" fo:font-style="normal" style:text-underline-style="none" fo:font-weight="normal" officeooo:rsid="00de24b0" officeooo:paragraph-rsid="00de24b0"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fo:font-size="14pt" fo:font-style="normal" style:text-underline-style="none" fo:font-weight="normal" officeooo:rsid="00dfa028" officeooo:paragraph-rsid="00dfa028" style:font-size-asian="14pt" style:font-style-asian="normal" style:font-weight-asian="normal" style:font-size-complex="14pt" style:font-style-complex="normal" style:font-weight-complex="normal"/>
    </style:style>
    <style:style style:name="P101" style:family="paragraph" style:parent-style-name="Standard">
      <style:text-properties style:text-position="0% 100%" fo:font-size="14pt" fo:font-style="normal" style:text-underline-style="none" fo:font-weight="normal" officeooo:rsid="00e21971" officeooo:paragraph-rsid="00e21971" style:font-size-asian="14pt" style:font-style-asian="normal" style:font-weight-asian="normal" style:font-size-complex="14pt" style:font-style-complex="normal" style:font-weight-complex="normal"/>
    </style:style>
    <style:style style:name="P102" style:family="paragraph" style:parent-style-name="Standard">
      <style:text-properties style:text-position="0% 100%" fo:font-size="14pt" fo:font-style="normal" style:text-underline-style="none" fo:font-weight="normal" officeooo:rsid="00e2de78" officeooo:paragraph-rsid="00e2de78" style:font-size-asian="14pt" style:font-style-asian="normal" style:font-weight-asian="normal" style:font-size-complex="14pt" style:font-style-complex="normal" style:font-weight-complex="normal"/>
    </style:style>
    <style:style style:name="P103" style:family="paragraph" style:parent-style-name="Standard">
      <style:text-properties style:text-position="0% 100%" fo:font-size="14pt" fo:font-style="normal" style:text-underline-style="none" fo:font-weight="normal" officeooo:rsid="00e2de78" officeooo:paragraph-rsid="00e4f52e" style:font-size-asian="14pt" style:font-style-asian="normal" style:font-weight-asian="normal" style:font-size-complex="14pt" style:font-style-complex="normal" style:font-weight-complex="normal"/>
    </style:style>
    <style:style style:name="P104" style:family="paragraph" style:parent-style-name="Standard">
      <style:text-properties style:text-position="0% 100%" fo:font-size="14pt" fo:font-style="normal" style:text-underline-style="none" fo:font-weight="normal" officeooo:rsid="00e2de78" officeooo:paragraph-rsid="00e56606" style:font-size-asian="14pt" style:font-style-asian="normal" style:font-weight-asian="normal" style:font-size-complex="14pt" style:font-style-complex="normal" style:font-weight-complex="normal"/>
    </style:style>
    <style:style style:name="P105" style:family="paragraph" style:parent-style-name="Standard">
      <style:text-properties style:text-position="0% 100%" fo:font-size="14pt" style:text-underline-style="none" fo:font-weight="normal" officeooo:rsid="009bc075" officeooo:paragraph-rsid="0099748b" style:font-size-asian="14pt" style:font-weight-asian="normal" style:font-size-complex="14pt" style:font-weight-complex="normal"/>
    </style:style>
    <style:style style:name="P106" style:family="paragraph" style:parent-style-name="Standard">
      <style:text-properties style:text-position="0% 100%" fo:font-size="14pt" style:text-underline-style="none" fo:font-weight="normal" officeooo:rsid="009d9a25" officeooo:paragraph-rsid="009bc075" style:font-size-asian="14pt" style:font-weight-asian="normal" style:font-size-complex="14pt" style:font-weight-complex="normal"/>
    </style:style>
    <style:style style:name="P107" style:family="paragraph" style:parent-style-name="Standard">
      <style:text-properties style:text-position="0% 100%" fo:font-size="14pt" style:text-underline-style="none" fo:font-weight="normal" officeooo:rsid="009f1904" officeooo:paragraph-rsid="009f1904" style:font-size-asian="14pt" style:font-weight-asian="normal" style:font-size-complex="14pt" style:font-weight-complex="normal"/>
    </style:style>
    <style:style style:name="P108" style:family="paragraph" style:parent-style-name="Standard">
      <style:text-properties style:text-position="0% 100%" fo:font-size="14pt" style:text-underline-style="none" fo:font-weight="normal" officeooo:rsid="00a1218e" officeooo:paragraph-rsid="00a1218e" style:font-size-asian="14pt" style:font-weight-asian="normal" style:font-size-complex="14pt" style:font-weight-complex="normal"/>
    </style:style>
    <style:style style:name="P109" style:family="paragraph" style:parent-style-name="Standard">
      <style:text-properties style:text-position="0% 100%" fo:font-size="14pt" style:text-underline-style="none" fo:font-weight="normal" officeooo:rsid="00a276ad" officeooo:paragraph-rsid="00a276ad" style:font-size-asian="14pt" style:font-weight-asian="normal" style:font-size-complex="14pt" style:font-weight-complex="normal"/>
    </style:style>
    <style:style style:name="P110" style:family="paragraph" style:parent-style-name="Standard">
      <style:text-properties style:text-position="0% 100%" fo:font-size="14pt" style:text-underline-style="none" fo:font-weight="normal" officeooo:rsid="00a276ad" officeooo:paragraph-rsid="009bc075" style:font-size-asian="14pt" style:font-weight-asian="normal" style:font-size-complex="14pt" style:font-weight-complex="normal"/>
    </style:style>
    <style:style style:name="P111" style:family="paragraph" style:parent-style-name="Standard">
      <style:text-properties style:text-position="0% 100%" fo:font-size="14pt" style:text-underline-style="none" fo:font-weight="normal" officeooo:rsid="00a2fd93" officeooo:paragraph-rsid="00a2fd93" style:font-size-asian="14pt" style:font-weight-asian="normal" style:font-size-complex="14pt" style:font-weight-complex="normal"/>
    </style:style>
    <style:style style:name="P112" style:family="paragraph" style:parent-style-name="Standard">
      <style:text-properties style:text-position="0% 100%" fo:font-size="14pt" style:text-underline-style="none" fo:font-weight="normal" officeooo:rsid="00a3a832" officeooo:paragraph-rsid="00a3a832" style:font-size-asian="14pt" style:font-weight-asian="normal" style:font-size-complex="14pt" style:font-weight-complex="normal"/>
    </style:style>
    <style:style style:name="P113" style:family="paragraph" style:parent-style-name="Standard">
      <style:text-properties style:text-position="0% 100%" fo:font-size="14pt" style:text-underline-style="none" fo:font-weight="normal" officeooo:rsid="00a3a832" officeooo:paragraph-rsid="00a3ceac" style:font-size-asian="14pt" style:font-weight-asian="normal" style:font-size-complex="14pt" style:font-weight-complex="normal"/>
    </style:style>
    <style:style style:name="P114" style:family="paragraph" style:parent-style-name="Standard">
      <style:text-properties style:text-position="0% 100%" fo:font-size="14pt" style:text-underline-style="none" fo:font-weight="normal" officeooo:rsid="00a3a832" officeooo:paragraph-rsid="00b19913" style:font-size-asian="14pt" style:font-weight-asian="normal" style:font-size-complex="14pt" style:font-weight-complex="normal"/>
    </style:style>
    <style:style style:name="P115" style:family="paragraph" style:parent-style-name="Standard">
      <style:text-properties style:text-position="0% 100%" fo:font-size="14pt" style:text-underline-style="none" fo:font-weight="normal" officeooo:rsid="00a3ceac" officeooo:paragraph-rsid="00a3ceac" style:font-size-asian="14pt" style:font-weight-asian="normal" style:font-size-complex="14pt" style:font-weight-complex="normal"/>
    </style:style>
    <style:style style:name="P116" style:family="paragraph" style:parent-style-name="Standard">
      <style:text-properties style:text-position="0% 100%" fo:font-size="14pt" style:text-underline-style="none" fo:font-weight="normal" officeooo:rsid="00a545c3" officeooo:paragraph-rsid="00a545c3" style:font-size-asian="14pt" style:font-weight-asian="normal" style:font-size-complex="14pt" style:font-weight-complex="normal"/>
    </style:style>
    <style:style style:name="P117" style:family="paragraph" style:parent-style-name="Standard">
      <style:text-properties style:text-position="0% 100%" fo:font-size="14pt" style:text-underline-style="none" fo:font-weight="normal" officeooo:rsid="00a702ac" officeooo:paragraph-rsid="00a545c3" style:font-size-asian="14pt" style:font-weight-asian="normal" style:font-size-complex="14pt" style:font-weight-complex="normal"/>
    </style:style>
    <style:style style:name="P118" style:family="paragraph" style:parent-style-name="Standard">
      <style:text-properties style:text-position="0% 100%" fo:font-size="14pt" style:text-underline-style="none" fo:font-weight="normal" officeooo:rsid="00a702ac" officeooo:paragraph-rsid="00a702ac" style:font-size-asian="14pt" style:font-weight-asian="normal" style:font-size-complex="14pt" style:font-weight-complex="normal"/>
    </style:style>
    <style:style style:name="P119" style:family="paragraph" style:parent-style-name="Standard">
      <style:text-properties style:text-position="0% 100%" fo:font-size="14pt" style:text-underline-style="none" fo:font-weight="normal" officeooo:rsid="00abb93d" officeooo:paragraph-rsid="00b19913" style:font-size-asian="14pt" style:font-weight-asian="normal" style:font-size-complex="14pt" style:font-weight-complex="normal"/>
    </style:style>
    <style:style style:name="P120" style:family="paragraph" style:parent-style-name="Standard">
      <style:text-properties style:text-position="0% 100%" fo:font-size="14pt" style:text-underline-style="none" fo:font-weight="normal" officeooo:rsid="00ac7465" officeooo:paragraph-rsid="00b19913" style:font-size-asian="14pt" style:font-weight-asian="normal" style:font-size-complex="14pt" style:font-weight-complex="normal"/>
    </style:style>
    <style:style style:name="P121" style:family="paragraph" style:parent-style-name="Standard">
      <style:text-properties style:text-position="0% 100%" fo:font-size="14pt" style:text-underline-style="solid" style:text-underline-width="auto" style:text-underline-color="font-color" fo:font-weight="bold" officeooo:rsid="00abb93d" officeooo:paragraph-rsid="00b19913" style:font-size-asian="14pt" style:font-weight-asian="bold" style:font-size-complex="14pt" style:font-weight-complex="bold"/>
    </style:style>
    <style:style style:name="P122" style:family="paragraph" style:parent-style-name="Standard">
      <style:text-properties style:text-position="0% 100%" fo:font-size="14pt" fo:font-style="italic" style:text-underline-style="none" fo:font-weight="bold" officeooo:rsid="00a25a3a" officeooo:paragraph-rsid="00a1218e" style:font-size-asian="14pt" style:font-style-asian="italic" style:font-weight-asian="bold" style:font-size-complex="14pt" style:font-style-complex="italic" style:font-weight-complex="bold"/>
    </style:style>
    <style:style style:name="P123" style:family="paragraph" style:parent-style-name="Standard">
      <style:paragraph-properties fo:text-align="start" style:justify-single-word="false"/>
      <style:text-properties style:text-position="0% 100%" style:font-name="Liberation Serif" fo:font-size="14pt" fo:font-style="normal" fo:font-weight="normal" officeooo:rsid="009f1904" officeooo:paragraph-rsid="009f1904" style:font-name-asian="DejaVu Sans" style:font-size-asian="12.25pt" style:font-style-asian="normal" style:font-weight-asian="normal" style:font-name-complex="Lohit Hindi" style:font-size-complex="14pt" style:font-style-complex="normal" style:font-weight-complex="normal"/>
    </style:style>
    <style:style style:name="P124" style:family="paragraph" style:parent-style-name="Standard">
      <style:paragraph-properties fo:text-align="start" style:justify-single-word="false"/>
      <style:text-properties style:text-position="0% 100%" style:font-name="Liberation Serif" fo:font-size="14pt" fo:font-style="normal" fo:font-weight="normal" officeooo:rsid="00a8af13" officeooo:paragraph-rsid="00a8af13" style:font-name-asian="DejaVu Sans" style:font-size-asian="12.25pt" style:font-style-asian="normal" style:font-weight-asian="normal" style:font-name-complex="Lohit Hindi" style:font-size-complex="14pt" style:font-style-complex="normal" style:font-weight-complex="normal"/>
    </style:style>
    <style:style style:name="P125" style:family="paragraph" style:parent-style-name="Standard">
      <style:text-properties style:text-position="0% 100%" style:font-name="Liberation Serif" fo:font-size="14pt" fo:font-style="normal" fo:font-weight="normal" officeooo:rsid="002c1958" officeooo:paragraph-rsid="0053758b" style:font-name-asian="DejaVu Sans" style:font-size-asian="12.25pt" style:font-style-asian="normal" style:font-weight-asian="normal" style:font-name-complex="Lohit Hindi" style:font-size-complex="14pt" style:font-style-complex="normal" style:font-weight-complex="normal"/>
    </style:style>
    <style:style style:name="P126" style:family="paragraph" style:parent-style-name="Standard">
      <style:paragraph-properties fo:text-align="start" style:justify-single-word="false"/>
      <style:text-properties style:text-position="0% 100%" style:font-name="Liberation Serif" fo:font-size="14pt" fo:font-style="normal" fo:font-weight="bold" officeooo:rsid="0087eb4b" officeooo:paragraph-rsid="009f1904" style:font-name-asian="DejaVu Sans" style:font-size-asian="12.25pt" style:font-style-asian="normal" style:font-weight-asian="bold" style:font-name-complex="Lohit Hindi" style:font-size-complex="14pt" style:font-style-complex="normal" style:font-weight-complex="bold"/>
    </style:style>
    <style:style style:name="P127" style:family="paragraph" style:parent-style-name="Standard">
      <style:paragraph-properties fo:text-align="start" style:justify-single-word="false"/>
      <style:text-properties style:text-position="0% 100%" style:font-name="Liberation Serif" fo:font-size="14pt" fo:font-style="normal" fo:font-weight="bold" officeooo:rsid="00a8af13" officeooo:paragraph-rsid="00a8af13" style:font-name-asian="DejaVu Sans" style:font-size-asian="12.25pt" style:font-style-asian="normal" style:font-weight-asian="bold" style:font-name-complex="Lohit Hindi" style:font-size-complex="14pt" style:font-style-complex="normal" style:font-weight-complex="bold"/>
    </style:style>
    <style:style style:name="P128"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b19913" officeooo:paragraph-rsid="00b19913" style:font-name-asian="DejaVu Sans" style:font-size-asian="14pt" style:font-style-asian="normal" style:font-weight-asian="normal" style:font-name-complex="Lohit Hindi" style:font-size-complex="14pt" style:font-style-complex="normal" style:font-weight-complex="normal"/>
    </style:style>
    <style:style style:name="P129" style:family="paragraph" style:parent-style-name="Standard">
      <style:text-properties style:text-position="0% 100%" style:font-name="Liberation Serif" fo:font-size="14pt" fo:font-style="normal" style:text-underline-style="none" fo:font-weight="normal" officeooo:rsid="00e4f52e" officeooo:paragraph-rsid="00e4f52e" style:font-name-asian="DejaVu Sans" style:font-size-asian="14pt" style:font-style-asian="normal" style:font-weight-asian="normal" style:font-name-complex="Lohit Hindi" style:font-size-complex="14pt" style:font-style-complex="normal" style:font-weight-complex="normal"/>
    </style:style>
    <style:style style:name="P130" style:family="paragraph" style:parent-style-name="Standard">
      <style:text-properties style:text-position="0% 100%" style:font-name="Liberation Serif" fo:font-size="14pt" fo:font-style="normal" style:text-underline-style="none" fo:font-weight="normal" officeooo:rsid="00e4f52e" officeooo:paragraph-rsid="00e56606" style:font-name-asian="DejaVu Sans" style:font-size-asian="14pt" style:font-style-asian="normal" style:font-weight-asian="normal" style:font-name-complex="Lohit Hindi" style:font-size-complex="14pt" style:font-style-complex="normal" style:font-weight-complex="normal"/>
    </style:style>
    <style:style style:name="P131" style:family="paragraph" style:parent-style-name="Standard">
      <style:text-properties style:text-position="0% 100%" style:font-name="Liberation Serif" fo:font-size="14pt" fo:font-style="normal" style:text-underline-style="none" fo:font-weight="normal" officeooo:rsid="00e56606" officeooo:paragraph-rsid="00e56606" style:font-name-asian="DejaVu Sans" style:font-size-asian="14pt" style:font-style-asian="normal" style:font-weight-asian="normal" style:font-name-complex="Lohit Hindi" style:font-size-complex="14pt" style:font-style-complex="normal" style:font-weight-complex="normal"/>
    </style:style>
    <style:style style:name="P132" style:family="paragraph" style:parent-style-name="Table_20_Contents">
      <style:text-properties style:font-name="Courier 10 Pitch" fo:font-size="14pt" officeooo:paragraph-rsid="00a3a832" style:font-size-asian="14pt" style:font-size-complex="14pt"/>
    </style:style>
    <style:style style:name="P133" style:family="paragraph" style:parent-style-name="Table_20_Contents">
      <style:text-properties fo:font-size="14pt" style:font-size-asian="14pt" style:font-size-complex="14pt"/>
    </style:style>
    <style:style style:name="P134" style:family="paragraph" style:parent-style-name="Table_20_Contents">
      <style:text-properties fo:font-size="14pt" officeooo:rsid="00e87cb5" officeooo:paragraph-rsid="00e87cb5" style:font-size-asian="14pt" style:font-size-complex="14pt"/>
    </style:style>
    <style:style style:name="P135" style:family="paragraph" style:parent-style-name="Standard">
      <style:paragraph-properties fo:text-align="center" style:justify-single-word="false" fo:break-before="page"/>
      <style:text-properties fo:font-size="20pt" officeooo:paragraph-rsid="00e87cb5" style:font-size-asian="20pt" style:font-size-complex="20pt"/>
    </style:style>
    <style:style style:name="P136" style:family="paragraph" style:parent-style-name="Standard">
      <style:text-properties style:text-position="0% 100%" fo:font-size="14pt" fo:font-style="normal" style:text-underline-style="none" fo:font-weight="normal" officeooo:rsid="00c8a001" officeooo:paragraph-rsid="00c8a001" style:font-size-asian="14pt" style:font-style-asian="normal" style:font-weight-asian="normal" style:font-size-complex="14pt" style:font-style-complex="normal" style:font-weight-complex="normal"/>
    </style:style>
    <style:style style:name="P137" style:family="paragraph" style:parent-style-name="Standard">
      <style:text-properties style:text-position="0% 100%" fo:font-size="14pt" fo:font-style="normal" style:text-underline-style="none" fo:font-weight="normal" officeooo:rsid="00b63f02" officeooo:paragraph-rsid="00e87cb5" style:font-size-asian="14pt" style:font-style-asian="normal" style:font-weight-asian="normal" style:font-size-complex="14pt" style:font-style-complex="normal" style:font-weight-complex="normal"/>
    </style:style>
    <style:style style:name="P138" style:family="paragraph" style:parent-style-name="Standard">
      <style:text-properties style:text-position="0% 100%" fo:font-size="14pt" fo:font-style="normal" style:text-underline-style="none" fo:font-weight="normal" officeooo:rsid="00e87cb5" officeooo:paragraph-rsid="00e9af9a" style:font-size-asian="14pt" style:font-style-asian="normal" style:font-weight-asian="normal" style:font-size-complex="14pt" style:font-style-complex="normal" style:font-weight-complex="normal"/>
    </style:style>
    <style:style style:name="P139" style:family="paragraph" style:parent-style-name="Standard">
      <style:text-properties style:text-position="0% 100%" fo:font-size="14pt" fo:font-style="normal" style:text-underline-style="none" fo:font-weight="normal" officeooo:rsid="00eab923" officeooo:paragraph-rsid="00eab923" style:font-size-asian="14pt" style:font-style-asian="normal" style:font-weight-asian="normal" style:font-size-complex="14pt" style:font-style-complex="normal" style:font-weight-complex="normal"/>
    </style:style>
    <style:style style:name="P140" style:family="paragraph" style:parent-style-name="Table_20_Contents">
      <style:text-properties fo:font-size="14pt" style:font-size-asian="14pt" style:font-size-complex="14pt"/>
    </style:style>
    <style:style style:name="P141" style:family="paragraph" style:parent-style-name="Table_20_Contents">
      <style:text-properties fo:font-size="14pt" officeooo:rsid="00e9af9a" officeooo:paragraph-rsid="00e9af9a" style:font-size-asian="14pt" style:font-size-complex="14pt"/>
    </style:style>
    <style:style style:name="P142" style:family="paragraph" style:parent-style-name="Table_20_Contents">
      <style:text-properties fo:font-size="14pt" officeooo:rsid="00eab923" officeooo:paragraph-rsid="00eab923" style:font-size-asian="14pt" style:font-size-complex="14pt"/>
    </style:style>
    <style:style style:name="P143" style:family="paragraph" style:parent-style-name="Table_20_Contents">
      <style:text-properties fo:font-size="14pt" officeooo:rsid="00ec3ffc" officeooo:paragraph-rsid="00ec3ffc" style:font-size-asian="14pt" style:font-size-complex="14pt"/>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43d07a" style:font-weight-asian="normal" style:font-weight-complex="normal"/>
    </style:style>
    <style:style style:name="T4" style:family="text">
      <style:text-properties style:text-position="0% 100%" fo:font-weight="normal" officeooo:rsid="0046f814" style:font-weight-asian="normal" style:font-weight-complex="normal"/>
    </style:style>
    <style:style style:name="T5" style:family="text">
      <style:text-properties style:text-position="0% 100%" fo:font-weight="normal" officeooo:rsid="0048690d" style:font-weight-asian="normal" style:font-weight-complex="normal"/>
    </style:style>
    <style:style style:name="T6" style:family="text">
      <style:text-properties style:text-position="0% 100%" fo:font-weight="normal" officeooo:rsid="004e026c" style:font-weight-asian="normal" style:font-weight-complex="normal"/>
    </style:style>
    <style:style style:name="T7" style:family="text">
      <style:text-properties style:text-position="0% 100%" fo:font-weight="normal" officeooo:rsid="0051d520" style:font-weight-asian="normal" style:font-weight-complex="normal"/>
    </style:style>
    <style:style style:name="T8" style:family="text">
      <style:text-properties style:text-position="0% 100%" fo:font-weight="normal" officeooo:rsid="00994378" style:font-weight-asian="normal" style:font-weight-complex="normal"/>
    </style:style>
    <style:style style:name="T9" style:family="text">
      <style:text-properties style:text-position="0% 100%" fo:font-weight="normal" officeooo:rsid="00e87cb5" style:font-weight-asian="normal" style:font-weight-complex="normal"/>
    </style:style>
    <style:style style:name="T10" style:family="text">
      <style:text-properties style:text-position="0% 100%" fo:font-style="italic" fo:font-weight="normal" officeooo:rsid="00994378" style:font-style-asian="italic" style:font-weight-asian="normal" style:font-style-complex="italic" style:font-weight-complex="normal"/>
    </style:style>
    <style:style style:name="T11" style:family="text">
      <style:text-properties style:text-position="0% 100%" fo:font-style="italic" style:text-underline-style="none" fo:font-weight="normal" officeooo:rsid="00a2fd93" style:font-style-asian="italic" style:font-weight-asian="normal"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style="normal" fo:font-weight="normal" officeooo:rsid="00994378" style:font-style-asian="normal" style:font-weight-asian="normal" style:font-style-complex="normal" style:font-weight-complex="normal"/>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994378" style:font-style-asian="normal" style:font-style-complex="normal"/>
    </style:style>
    <style:style style:name="T16" style:family="text">
      <style:text-properties style:text-position="0% 100%" fo:font-style="normal" style:text-underline-style="none" fo:font-weight="normal" style:font-style-asian="normal" style:font-weight-asian="normal" style:font-style-complex="normal" style:font-weight-complex="normal"/>
    </style:style>
    <style:style style:name="T17" style:family="text">
      <style:text-properties style:text-position="0% 100%" fo:font-style="normal" style:text-underline-style="none" fo:font-weight="normal" officeooo:rsid="00c43245" style:font-style-asian="normal" style:font-weight-asian="normal" style:font-style-complex="normal" style:font-weight-complex="normal"/>
    </style:style>
    <style:style style:name="T18" style:family="text">
      <style:text-properties style:text-position="0% 100%" fo:font-style="normal" style:text-underline-style="none" fo:font-weight="normal" officeooo:rsid="0026cce1" style:font-style-asian="normal" style:font-weight-asian="normal" style:font-style-complex="normal" style:font-weight-complex="normal"/>
    </style:style>
    <style:style style:name="T19" style:family="text">
      <style:text-properties style:text-position="0% 100%" fo:font-style="normal" style:text-underline-style="none" fo:font-weight="normal" officeooo:rsid="00ccbbfb" style:font-style-asian="normal" style:font-weight-asian="normal" style:font-style-complex="normal" style:font-weight-complex="normal"/>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9a96d3" style:font-weight-asian="normal" style:font-weight-complex="normal"/>
    </style:style>
    <style:style style:name="T22" style:family="text">
      <style:text-properties style:text-position="0% 100%" style:text-underline-style="none" fo:font-weight="normal" officeooo:rsid="009bc075" style:font-weight-asian="normal" style:font-weight-complex="normal"/>
    </style:style>
    <style:style style:name="T23" style:family="text">
      <style:text-properties style:text-position="0% 100%" style:text-underline-style="none" fo:font-weight="normal" officeooo:rsid="009d9a25" style:font-weight-asian="normal" style:font-weight-complex="normal"/>
    </style:style>
    <style:style style:name="T24" style:family="text">
      <style:text-properties style:text-position="0% 100%" style:text-underline-style="none" fo:font-weight="normal" officeooo:rsid="00a2fd93" style:font-weight-asian="normal" style:font-weight-complex="normal"/>
    </style:style>
    <style:style style:name="T25" style:family="text">
      <style:text-properties style:text-position="0% 100%" style:text-underline-style="none" fo:font-weight="normal" officeooo:rsid="00a3a832" style:font-weight-asian="normal" style:font-weight-complex="normal"/>
    </style:style>
    <style:style style:name="T26" style:family="text">
      <style:text-properties style:text-position="0% 100%" style:text-underline-style="none" fo:font-weight="normal" officeooo:rsid="00aab4ff" style:font-weight-asian="normal" style:font-weight-complex="normal"/>
    </style:style>
    <style:style style:name="T27" style:family="text">
      <style:text-properties style:text-position="0% 100%" style:text-underline-style="none" fo:font-weight="normal" officeooo:rsid="00abb93d" style:font-weight-asian="normal" style:font-weight-complex="normal"/>
    </style:style>
    <style:style style:name="T28" style:family="text">
      <style:text-properties style:text-position="0% 100%" style:text-underline-style="none" fo:font-weight="bold" officeooo:rsid="00a2fd93" style:font-weight-asian="bold" style:font-weight-complex="bold"/>
    </style:style>
    <style:style style:name="T29" style:family="text">
      <style:text-properties style:text-position="0% 100%" officeooo:rsid="00bb91e4"/>
    </style:style>
    <style:style style:name="T30" style:family="text">
      <style:text-properties style:text-position="0% 100%" officeooo:rsid="00c8f1ef"/>
    </style:style>
    <style:style style:name="T31" style:family="text">
      <style:text-properties style:text-position="0% 100%" officeooo:rsid="00cc24d1"/>
    </style:style>
    <style:style style:name="T32" style:family="text">
      <style:text-properties style:text-position="0% 100%" officeooo:rsid="00d133c2"/>
    </style:style>
    <style:style style:name="T33" style:family="text">
      <style:text-properties style:text-position="0% 100%" officeooo:rsid="00d31283"/>
    </style:style>
    <style:style style:name="T34" style:family="text">
      <style:text-properties style:text-position="0% 100%" officeooo:rsid="00d4ceb5"/>
    </style:style>
    <style:style style:name="T35" style:family="text">
      <style:text-properties style:text-position="0% 100%" officeooo:rsid="00e87cb5"/>
    </style:style>
    <style:style style:name="T36" style:family="text">
      <style:text-properties officeooo:rsid="00071e00"/>
    </style:style>
    <style:style style:name="T37" style:family="text">
      <style:text-properties style:text-position="super 58%"/>
    </style:style>
    <style:style style:name="T38" style:family="text">
      <style:text-properties style:text-position="super 58%"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a3a832" style:font-weight-asian="bold" style:font-weight-complex="bold"/>
    </style:style>
    <style:style style:name="T41" style:family="text">
      <style:text-properties fo:font-weight="bold" officeooo:rsid="00b91426" style:font-weight-asian="bold" style:font-weight-complex="bold"/>
    </style:style>
    <style:style style:name="T42" style:family="text">
      <style:text-properties fo:font-weight="bold" officeooo:rsid="00e87cb5" style:font-weight-asian="bold" style:font-weight-complex="bold"/>
    </style:style>
    <style:style style:name="T43" style:family="text">
      <style:text-properties officeooo:rsid="004127f4"/>
    </style:style>
    <style:style style:name="T44" style:family="text">
      <style:text-properties officeooo:rsid="0051d520"/>
    </style:style>
    <style:style style:name="T45" style:family="text">
      <style:text-properties officeooo:rsid="0053758b"/>
    </style:style>
    <style:style style:name="T46" style:family="text">
      <style:text-properties officeooo:rsid="0054872d"/>
    </style:style>
    <style:style style:name="T47" style:family="text">
      <style:text-properties fo:font-style="italic"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cad7eb" style:font-style-asian="italic" style:font-weight-asian="bold" style:font-style-complex="italic"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9f1904"/>
    </style:style>
    <style:style style:name="T52" style:family="text">
      <style:text-properties officeooo:rsid="0097b59e"/>
    </style:style>
    <style:style style:name="T53" style:family="text">
      <style:text-properties fo:font-weight="normal" style:font-weight-asian="normal" style:font-weight-complex="normal"/>
    </style:style>
    <style:style style:name="T54" style:family="text">
      <style:text-properties fo:font-weight="normal" officeooo:rsid="0089a11a" style:font-weight-asian="normal" style:font-weight-complex="normal"/>
    </style:style>
    <style:style style:name="T55" style:family="text">
      <style:text-properties fo:font-weight="normal" officeooo:rsid="009f1904" style:font-weight-asian="normal" style:font-weight-complex="normal"/>
    </style:style>
    <style:style style:name="T56" style:family="text">
      <style:text-properties fo:font-weight="normal" officeooo:rsid="00a8fbed" style:font-weight-asian="normal" style:font-weight-complex="normal"/>
    </style:style>
    <style:style style:name="T57" style:family="text">
      <style:text-properties officeooo:rsid="00a1218e"/>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ac7465" style:font-weight-asian="normal" style:font-weight-complex="normal"/>
    </style:style>
    <style:style style:name="T60" style:family="text">
      <style:text-properties officeooo:rsid="00a2fd93"/>
    </style:style>
    <style:style style:name="T61" style:family="text">
      <style:text-properties officeooo:rsid="00a3a832"/>
    </style:style>
    <style:style style:name="T62" style:family="text">
      <style:text-properties officeooo:rsid="00a3ceac"/>
    </style:style>
    <style:style style:name="T63" style:family="text">
      <style:text-properties fo:font-style="normal" style:font-style-asian="normal" style:font-style-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fo:font-style="normal" style:text-underline-style="none" fo:font-weight="normal" officeooo:rsid="00c0ea75" style:font-style-asian="normal" style:font-weight-asian="normal" style:font-style-complex="normal" style:font-weight-complex="normal"/>
    </style:style>
    <style:style style:name="T66" style:family="text">
      <style:text-properties fo:font-style="normal" style:text-underline-style="none" fo:font-weight="normal" officeooo:rsid="00c43245" style:font-style-asian="normal" style:font-weight-asian="normal" style:font-style-complex="normal" style:font-weight-complex="normal"/>
    </style:style>
    <style:style style:name="T67" style:family="text">
      <style:text-properties fo:font-style="normal" style:text-underline-style="none" fo:font-weight="normal" officeooo:rsid="0026cce1" style:font-style-asian="normal" style:font-weight-asian="normal" style:font-style-complex="normal" style:font-weight-complex="normal"/>
    </style:style>
    <style:style style:name="T68" style:family="text">
      <style:text-properties fo:font-style="normal" style:text-underline-style="none" fo:font-weight="normal" officeooo:rsid="00c5e6b0" style:font-style-asian="normal" style:font-weight-asian="normal" style:font-style-complex="normal" style:font-weight-complex="normal"/>
    </style:style>
    <style:style style:name="T69" style:family="text">
      <style:text-properties fo:font-style="normal" fo:font-weight="normal" officeooo:rsid="00cad7eb" style:font-style-asian="normal" style:font-weight-asian="normal" style:font-style-complex="normal" style:font-weight-complex="normal"/>
    </style:style>
    <style:style style:name="T70" style:family="text">
      <style:text-properties officeooo:rsid="00a702ac"/>
    </style:style>
    <style:style style:name="T71" style:family="text">
      <style:text-properties officeooo:rsid="00b63f02"/>
    </style:style>
    <style:style style:name="T72" style:family="text">
      <style:text-properties officeooo:rsid="00b77a50"/>
    </style:style>
    <style:style style:name="T73" style:family="text">
      <style:text-properties officeooo:rsid="00bab6fd"/>
    </style:style>
    <style:style style:name="T74" style:family="text">
      <style:text-properties officeooo:rsid="00bb202d"/>
    </style:style>
    <style:style style:name="T75" style:family="text">
      <style:text-properties officeooo:rsid="00bd8cf8"/>
    </style:style>
    <style:style style:name="T76" style:family="text">
      <style:text-properties officeooo:rsid="00bf0961"/>
    </style:style>
    <style:style style:name="T77" style:family="text">
      <style:text-properties officeooo:rsid="00c0ea75"/>
    </style:style>
    <style:style style:name="T78" style:family="text">
      <style:text-properties officeooo:rsid="00c137e7"/>
    </style:style>
    <style:style style:name="T79" style:family="text">
      <style:text-properties officeooo:rsid="00c20dc2"/>
    </style:style>
    <style:style style:name="T80" style:family="text">
      <style:text-properties style:text-position="sub 58%" fo:font-style="normal" style:text-underline-style="none" fo:font-weight="normal" style:font-style-asian="normal" style:font-weight-asian="normal" style:font-style-complex="normal" style:font-weight-complex="normal"/>
    </style:style>
    <style:style style:name="T81" style:family="text">
      <style:text-properties officeooo:rsid="00c8a001"/>
    </style:style>
    <style:style style:name="T82" style:family="text">
      <style:text-properties officeooo:rsid="00c8f1ef"/>
    </style:style>
    <style:style style:name="T83" style:family="text">
      <style:text-properties officeooo:rsid="00cad7eb"/>
    </style:style>
    <style:style style:name="T84" style:family="text">
      <style:text-properties officeooo:rsid="00cc24d1"/>
    </style:style>
    <style:style style:name="T85" style:family="text">
      <style:text-properties officeooo:rsid="00cebb98"/>
    </style:style>
    <style:style style:name="T86" style:family="text">
      <style:text-properties officeooo:rsid="00d133c2"/>
    </style:style>
    <style:style style:name="T87" style:family="text">
      <style:text-properties officeooo:rsid="00d4ceb5"/>
    </style:style>
    <style:style style:name="T88" style:family="text">
      <style:text-properties officeooo:rsid="00d7c6f3"/>
    </style:style>
    <style:style style:name="T89" style:family="text">
      <style:text-properties officeooo:rsid="00dbc588"/>
    </style:style>
    <style:style style:name="T90" style:family="text">
      <style:text-properties officeooo:rsid="00dc2c74"/>
    </style:style>
    <style:style style:name="T91" style:family="text">
      <style:text-properties officeooo:rsid="00de24b0"/>
    </style:style>
    <style:style style:name="T92" style:family="text">
      <style:text-properties officeooo:rsid="00dfa028"/>
    </style:style>
    <style:style style:name="T93" style:family="text">
      <style:text-properties officeooo:rsid="00e2de78"/>
    </style:style>
    <style:style style:name="T94" style:family="text">
      <style:text-properties officeooo:rsid="00e4c221"/>
    </style:style>
    <style:style style:name="T95" style:family="text">
      <style:text-properties style:font-name="Liberation Serif1" officeooo:rsid="00e4c221" style:font-name-asian="Liberation Serif1" style:font-name-complex="Liberation Serif1"/>
    </style:style>
    <style:style style:name="T96" style:family="text">
      <style:text-properties style:font-name="Liberation Serif" officeooo:rsid="00e4c221" style:font-name-asian="DejaVu Sans" style:font-name-complex="Lohit Hindi"/>
    </style:style>
    <style:style style:name="T97" style:family="text">
      <style:text-properties style:font-name="Liberation Serif" officeooo:rsid="00e4f52e" style:font-name-asian="DejaVu Sans" style:font-name-complex="Lohit Hindi"/>
    </style:style>
    <style:style style:name="T98" style:family="text">
      <style:text-properties style:font-name="Liberation Serif" officeooo:rsid="00e56606" style:font-name-asian="DejaVu Sans" style:font-name-complex="Lohit Hindi"/>
    </style:style>
    <style:style style:name="T99" style:family="text">
      <style:text-properties officeooo:rsid="00e87cb5"/>
    </style:style>
    <style:style style:name="T100" style:family="text">
      <style:text-properties officeooo:rsid="00e9af9a"/>
    </style:style>
    <style:style style:name="T101" style:family="text">
      <style:text-properties officeooo:rsid="00eab9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HPMI A4S4 method.</text:p>
      <text:p text:style-name="P1">Richard Parker <text:span text:style-name="T81">30.10</text:span>.201<text:span text:style-name="T36">6</text:span></text:p>
      <text:p text:style-name="P30"/>
      <text:p text:style-name="P37">Section 1 – Introduction</text:p>
      <text:p text:style-name="P4"/>
      <text:p text:style-name="P10">It now seems fairly clear that there is a possible module of fairly wide applicability that works with 256-byte cauldrons of 16-bit numbers (so the cauldron is 128 entries long) where the main loop does four adds and four subtracts<text:span text:style-name="T85">, and where reduction is an option.</text:span></text:p>
      <text:p text:style-name="P10"/>
      <text:p text:style-name="P10">This document analyses the implementation and properties of this module, and the ways in which it can be used.</text:p>
      <text:p text:style-name="P10"/>
      <text:p text:style-name="P10">The <text:span text:style-name="T85">central</text:span> core of the execution is the addition or subtraction of a brick row into the accumulator, each of which is P23 P15 on HAS. <text:s/>The NEH implementation will need to pass the first and second halves of the cauldron separately and will therefore execute at roughly half the speed.</text:p>
      <text:p text:style-name="P10"/>
      <text:p text:style-name="P10">To fit within 16K L1 cache, there are 64 "slots". <text:s/>It seems <text:span text:style-name="T85">possible</text:span> that the execution will not be substantially reduced if this limit is exceeded somewhat, as fetching from L2 should anyway have adequate bandwidth, and on HAS both halves (and on NEH all four quarters) of a cache-line will be needed.<text:span text:style-name="T86"> <text:s/>The software will therefore allow for 128 slots.</text:span></text:p>
      <text:p text:style-name="P10"/>
      <text:p text:style-name="P21">This <text:span text:style-name="T85">"</text:span>core<text:span text:style-name="T85">"</text:span> can then be used in combination with various "AS" grease-codes to perform matrix multiplication, over primes ranging from about 23 (for smaller primes it is faster to use smaller bit-fields to hold the entries) up to about 3,500 (limited by the need to reduce too frequently to stay within 16 bits).</text:p>
      <text:p text:style-name="P21"/>
      <text:p text:style-name="P21">The simplest scheme, and the first that will be implemented, uses four slices of AS code. <text:s/>As an example, mod 151 uses the code <text:span text:style-name="T17">{</text:span><text:span text:style-name="T18">0 </text:span><text:span text:style-name="T17">1 2 3 6 9 12 </text:span><text:span text:style-name="T18">[14] </text:span><text:span text:style-name="T17">18 </text:span><text:span text:style-name="T18">[20] </text:span><text:span text:style-name="T17">24 44 64 84 104 124 138}</text:span><text:span text:style-name="T16">. <text:s/>These numbers form an addition chain (after 0,1 all numbers are the sum of two previous) and - after discarding the [14] and [20]</text:span><text:span text:style-name="T19"> -</text:span><text:span text:style-name="T16"> every number mod 151 is the difference of two of them. <text:s/>These multiples of the vectors are made in advance, and then any multiple of the vector can be added in with a single add and a single subtract. <text:s/>Other schemes can be added later to use the same core routine.</text:span></text:p>
      <text:p text:style-name="P92"/>
      <text:p text:style-name="P135"><text:span text:style-name="T39">Section 1</text:span><text:span text:style-name="T42">.5</text:span><text:span text:style-name="T39"> – </text:span><text:span text:style-name="T42">Table of results.</text:span></text:p>
      <text:p text:style-name="P29"/>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C"/>
        <table:table-column table:style-name="Table1.H"/>
        <table:table-row>
          <table:table-cell table:style-name="Table1.A1" office:value-type="string">
            <text:p text:style-name="P134">Primes</text:p>
          </table:table-cell>
          <table:table-cell table:style-name="Table1.A1" office:value-type="string">
            <text:p text:style-name="P141"><text:span text:style-name="T101">P</text:span>er-mu</text:p>
          </table:table-cell>
          <table:table-cell table:style-name="Table1.A1" office:value-type="string">
            <text:p text:style-name="P134">Code</text:p>
          </table:table-cell>
          <table:table-cell table:style-name="Table1.A1" office:value-type="string">
            <text:p text:style-name="P143">Width</text:p>
          </table:table-cell>
          <table:table-cell table:style-name="Table1.A1" office:value-type="string">
            <text:p text:style-name="P134">Reduction</text:p>
          </table:table-cell>
          <table:table-cell table:style-name="Table1.A1" office:value-type="string">
            <text:p text:style-name="P134">Bias</text:p>
          </table:table-cell>
          <table:table-cell table:style-name="Table1.A1" office:value-type="string">
            <text:p text:style-name="P142">Slots</text:p>
          </table:table-cell>
          <table:table-cell table:style-name="Table1.H1" office:value-type="string">
            <text:p text:style-name="P133"/>
          </table:table-cell>
        </table:table-row>
        <table:table-row>
          <table:table-cell table:style-name="Table1.A2" office:value-type="string">
            <text:p text:style-name="P134"><text:s text:c="2"/>11</text:p>
          </table:table-cell>
          <table:table-cell table:style-name="Table1.A2" office:value-type="string">
            <text:p text:style-name="P141">10.67</text:p>
          </table:table-cell>
          <table:table-cell table:style-name="Table1.A2" office:value-type="string">
            <text:p text:style-name="P134">2-dim <text:span text:style-name="T1">(AS)</text:span><text:span text:style-name="T37">4</text:span><text:span text:style-name="T1"> </text:span></text:p>
          </table:table-cell>
          <table:table-cell table:style-name="Table1.A2" office:value-type="string">
            <text:p text:style-name="P143">7-bit</text:p>
          </table:table-cell>
          <table:table-cell table:style-name="Table1.A2" office:value-type="string">
            <text:p text:style-name="P134"><text:span text:style-name="T1">32 = </text:span><text:span text:style-name="T2">–1</text:span></text:p>
          </table:table-cell>
          <table:table-cell table:style-name="Table1.A2" office:value-type="string">
            <text:p text:style-name="P134">55</text:p>
          </table:table-cell>
          <table:table-cell table:style-name="Table1.A2" office:value-type="string">
            <text:p text:style-name="P142">49 0+12[3]</text:p>
          </table:table-cell>
          <table:table-cell table:style-name="Table1.H2" office:value-type="string">
            <text:p text:style-name="P133"/>
          </table:table-cell>
        </table:table-row>
        <table:table-row>
          <table:table-cell table:style-name="Table1.A2" office:value-type="string">
            <text:p text:style-name="P143"><text:s text:c="2"/>13</text:p>
          </table:table-cell>
          <table:table-cell table:style-name="Table1.A2" office:value-type="string">
            <text:p text:style-name="P141"/>
          </table:table-cell>
          <table:table-cell table:style-name="Table1.A2" office:value-type="string">
            <text:p text:style-name="P143">2-dim (AS)<text:span text:style-name="T37">4</text:span></text:p>
          </table:table-cell>
          <table:table-cell table:style-name="Table1.A2" office:value-type="string">
            <text:p text:style-name="P143">8-bit</text:p>
          </table:table-cell>
          <table:table-cell table:style-name="Table1.A2" office:value-type="string">
            <text:p text:style-name="P143">64<text:span text:style-name="T35"> = </text:span><text:span text:style-name="T9">–1</text:span></text:p>
          </table:table-cell>
          <table:table-cell table:style-name="Table1.A2" office:value-type="string">
            <text:p text:style-name="P143">65</text:p>
          </table:table-cell>
          <table:table-cell table:style-name="Table1.A2" office:value-type="string">
            <text:p text:style-name="P143">57 0+14[4]</text:p>
          </table:table-cell>
          <table:table-cell table:style-name="Table1.H2" office:value-type="string">
            <text:p text:style-name="P133"/>
          </table:table-cell>
        </table:table-row>
      </table:table>
      <text:p text:style-name="P137"/>
      <text:p text:style-name="P50">Section <text:span text:style-name="T99">1.9</text:span> – <text:span text:style-name="T99">Detail of table.</text:span></text:p>
      <text:p text:style-name="P29"/>
      <text:p text:style-name="P138">p=11. <text:s/>2-dim AS code 0+12[3] is proven best. <text:s/><text:span text:style-name="T100">7-bit fields using reduction using </text:span>32 = –1<text:span text:style-name="T100">, which needs no multiply. <text:s/></text:span>Bias of 55.<text:span text:style-name="T100"> <text:s/>Does this work? <text:s/>Yes! <text:s/>Starting with [0,127], we express this as x.32+y with x at most 7 and y at most 31. <text:s/>We transform this into 55+y</text:span>–<text:span text:style-name="T100">x which is [48,86]. <text:s/>we then add [</text:span>–<text:span text:style-name="T100">40,40] yielding [8,126]. <text:s/>Mu-ops 16 for the AS, 3 for Cfmt, 5 for reduction (AND, XOR, SHR, SUB, ADD bias) 3 for Afmt? 27 mu-ops does a cauldron of 36 for 8 rows.</text:span></text:p>
      <text:p text:style-name="P139">Could a bit-slice be faster? <text:s/>256 would need to execute in 24 mu-ops. <text:s/></text:p>
      <text:p text:style-name="P92"/>
      <text:p text:style-name="P92"/>
      <text:p text:style-name="P10"/>
      <text:p text:style-name="P41">Section <text:span text:style-name="T71">2</text:span> – <text:span text:style-name="T71">Coding Schemes.</text:span></text:p>
      <text:p text:style-name="P11"/>
      <text:p text:style-name="P13">One coding scheme sees the brick consisting of two AASS code dimensions, and as 32 slots is sufficient for primes up to about 20,000, this is limited by reduction, not by codes. <text:s/>Eight additions can be reduced only for primes up to about 3,500, and (at least initially) this will be the limit of the method. <text:s/>For the AASS primes, we will need to reduce every brick, so needs 16(AS) + 3 (Cfmt) + 6 (Reduce) + <text:span text:style-name="T87">3</text:span> (Afmt) = 2<text:span text:style-name="T87">8</text:span> mu-ops to do 32 operations, or about 2<text:span text:style-name="T87">19</text:span> milli-clocks as the target. <text:s/>For primes below about 1,800, reduction is only needed every second brick, so that 1<text:span text:style-name="T87">96</text:span> mill-clocks is the target. <text:s/>Similarly primes less than 1,200 can reduce every three, or 1<text:span text:style-name="T87">88</text:span> milli-clocks.</text:p>
      <text:p text:style-name="P10"/>
      <text:p text:style-name="P12">Another coding scheme does three dimensions with the same work. <text:s/>This can be simply coded as AAS+ASS+AS, and a limit of 577 needs 15+15+34. <text:s/>Reduction every six is probably possible, so that 16(AS) + 3(Cfmt) + 1(Reduce) + <text:span text:style-name="T87">3</text:span>(Afmt) gives 2<text:span text:style-name="T87">3</text:span> mu-ops for 48 operations, or 1<text:span text:style-name="T87">2</text:span>0 milli-clocks. <text:s/><text:span text:style-name="T72">It would be interesting to find a more balanced coding scheme where the conversion to Afmt is not too heavy a burden, so that slightly larger primes can be dealt with.</text:span></text:p>
      <text:p text:style-name="P12"/>
      <text:p text:style-name="P14">The third coding scheme is the simple AS code, which can reach up to <text:span text:style-name="T87">257 (with some overflow of L1)</text:span>. <text:s/>The same 2<text:span text:style-name="T87">3</text:span> mu-ops now does 64 operations giving <text:span text:style-name="T87">90</text:span> milli-clocks as the target.<text:span text:style-name="T86"> <text:s/>This will be implemented initially from 17 up to 251 (which needs 77 slots).</text:span></text:p>
      <text:p text:style-name="P14"/>
      <text:p text:style-name="P14">To deal with five dimensions, we can either have two 2-dimensional AAS and one simple AS, or we can use a 2-dimensional AS and three AS codes. <text:s/>The former can reach about 43 (26+26+7) whereas the latter is limited by about 37, where the X,X<text:span text:style-name="T37">2</text:span><text:span text:style-name="T1"> code needs 42 and a </text:span><text:soft-page-break/><text:span text:style-name="T1">further three 7's complete the system. <text:s/>Here 2</text:span><text:span text:style-name="T34">3</text:span><text:span text:style-name="T1"> mu-ops does 80 operations, yielding a system at </text:span><text:span text:style-name="T34">72</text:span><text:span text:style-name="T1"> milli-clocks, with AAS+ASS+AS being the preferable method. <text:s/>Again it may be worthwhile to search for a more balanced </text:span><text:span text:style-name="T30">coding</text:span><text:span text:style-name="T1">.</text:span></text:p>
      <text:p text:style-name="P55"/>
      <text:p text:style-name="P68">In six dimensions we will need to use a 2-dimensional AS code and two 2-dimensional AAS codes. <text:s/>23 has 27+15+15 and 29 has 34+19+19, so the limit is somewhere around here. <text:s/>This uses 2<text:span text:style-name="T87">3</text:span> mu-ops to do 96 operations, or <text:span text:style-name="T87">60</text:span> milliclocks.</text:p>
      <text:p text:style-name="P68"/>
      <text:p text:style-name="P68">I know of no sensible way to do seven dimensions. </text:p>
      <text:p text:style-name="P55"/>
      <text:p text:style-name="P56">In 8 dimensions we can use the 14-code-word 2-dimensional code for 13, aiming at 4<text:span text:style-name="T87">5</text:span> milli-clocks. <text:s/>By this stage, however, we are starting to wonder whether we really need 16 bits, and although the reduction using 10 bits is more tricky<text:span text:style-name="T82"> (we need to use the slower 32-bit case)</text:span>, it is not too hard<text:span text:style-name="T82">. <text:s/>Alternatively we can code specifically for the prime using </text:span>16=<text:span text:style-name="T82">1+2</text:span> for 13 and 16=<text:span text:style-name="T82">1+4</text:span> for 11, and maybe 16=-1 for 17 to produce faster operations<text:span text:style-name="T82">, or to use nine bits, so it is unlikely that the 4AS module will be the fastest for such small primes, and overall it seems likely that this module will only be used (once all the others are implemented too) for primes in the range 23-3500 or so.</text:span></text:p>
      <text:p text:style-name="P56"/>
      <text:p text:style-name="P51"><text:span text:style-name="T39">Section </text:span><text:span text:style-name="T41">3</text:span><text:span text:style-name="T39"> – </text:span><text:span text:style-name="T41">Comparison with multiplication.</text:span></text:p>
      <text:p text:style-name="P15"/>
      <text:p text:style-name="P56">The 32-bit multiply takes two mu-ops to the same port on all chips up to Broadwell, so we cannot hope to achieve anything faster than 250 milli-clocks. <text:s/>On Skylake (even without AVX-512) there are two ports taking this multiply, and it may well be that a 32-bit multiplication version will be faster on this chip for primes above 577 or so.</text:p>
      <text:p text:style-name="P56"/>
      <text:p text:style-name="P56">The 16-bit multiply is only one mu-op, but now we find that the reductions are needed much more frequently.<text:span text:style-name="T82"> <text:s/>For primes above 181 we need to reduce every step of the way, needing five mu-ops (there is no bias) to add to the three (load,multiply,add) so the fastest concievable is 125 milli-clocks, comparing unfavourably with the 110 here. <text:s/>Some way below 181 we can reduce every two steps, needing 11 mu-ops for 32 operations, or 86 milli-clocks. <text:s/>This is beaten by the AS code in all cases. <text:s/>Even ignoring reduction, the multiply method has no hope of doing more than 16 operations per clock (the multiply goes to only one port) so that 62 milli-clocks is the absolute limit. <text:s/>For primes in the 43-79 range, it is possible that the multiplication method might just poke its nose in front - this would require a more detailed analysis of the multiplication - but taking account also of the Cfmt fetch and store, the Afmt computation and the need for reduction (however infrequent that may be) I feel fairly confident that 16-bit multiplication is </text:span><text:span text:style-name="T49">never</text:span><text:span text:style-name="T69"> the fastest method.</text:span></text:p>
      <text:p text:style-name="P57"/>
      <text:p text:style-name="P57">In <text:span text:style-name="T83">any case, it seems clear that the </text:span>A4S4 module will have a solid place in the system.</text:p>
      <text:p text:style-name="P10"/>
      <text:p text:style-name="P42">Section <text:span text:style-name="T73">4</text:span> – <text:span text:style-name="T83">Fetching the Afmt.</text:span></text:p>
      <text:p text:style-name="P17"/>
      <text:p text:style-name="P64"><text:soft-page-break/>At this stage it is far from clear whether it is necessary to keep all of the brick in L1 cache. <text:s/>I therefore propose to allow for 128 slots in the brick (making 32K of data) as - even allowing for hyperthreading - it may be better to gain the coding performance even if it does spill more data to L2 and L3.</text:p>
      <text:p text:style-name="P64"/>
      <text:p text:style-name="P64">Afmt will therefore consist of a 64-bit value, consisting of 8 bits (in the least-significant, first-byte position) of skip/terminate, and eight 7-bit fields holding the slot numbers. <text:s/>The indexes to the slot numbers can be computed by a register copy (P0156 "may be eliminated"), a shift (P06) and an AND (P0156) in each case.</text:p>
      <text:p text:style-name="P64"/>
      <text:p text:style-name="P64">We have 64 operations to do. <text:s/>One approach is to simply use the SIB indexed addressing with base (start of the brick) index (computed as above) and displacement (0,32,64...224). <text:s/>If the address computation causes delay (i.e. cannot be accommodated in the P23 mu-op) we may find it advantageous to do some of the adds (address = base + index) explicitly. <text:s/>This will need a little experimentation on a working system.</text:p>
      <text:p text:style-name="P64"/>
      <text:p text:style-name="P64"/>
      <text:p text:style-name="P64"/>
      <text:p text:style-name="P45">Section <text:span text:style-name="T83">5</text:span> – <text:span text:style-name="T76">BrickMad.</text:span></text:p>
      <text:p text:style-name="P22"/>
      <text:p text:style-name="P65">The pc4<text:span text:style-name="T85">as</text:span> routine takes a pointer to the Afmt, a pointer to the brick and a pointer to the Cfmt as usual.<text:span text:style-name="T77"> <text:s/>A further parameter points to the "reduction block", which consists of two 16-bit quantities - the "remainder" and the "bias". <text:s/>Each is converted into a 256-bit register (16 copies of each) at the start and held throughout in a vector register. <text:s/>The remainder is also held in a GPR, which is zero if reduction is not required. <text:s/>A further vector register is set to 16 copies of 0xE000 - the "mask".</text:span></text:p>
      <text:p text:style-name="P87"/>
      <text:p text:style-name="P66"><text:span text:style-name="T65">T</text:span><text:span text:style-name="T64">he Afmt word is fetched and the skip/terminate word processed. <text:s/>If it is 255 (terminate) the routine returns. <text:s/>Otherwise it is multiplied by 256 and added to the Cfmt pointer.</text:span></text:p>
      <text:p text:style-name="P93"/>
      <text:p text:style-name="P93">The eight 7-bit fields are then converted to indices as described in the previous section.</text:p>
      <text:p text:style-name="P93"/>
      <text:p text:style-name="P93">The main bulk of the work consists of 64 explicitly coded instructions to add or subtract (32 of each) from memory.</text:p>
      <text:p text:style-name="P93"/>
      <text:p text:style-name="P93">We then test the "remainder" GPR and if it is non-zero, we must perform a reduction. </text:p>
      <text:p text:style-name="P87"/>
      <text:p text:style-name="P87">Reduction consists of an AND with <text:span text:style-name="T84">the "mask"</text:span>, an XOR of this back into the register, shifting it 1<text:span text:style-name="T85">3</text:span> places to the right, multiplying it by the <text:span text:style-name="T84">"remainder" </text:span>and <text:span text:style-name="T48">subtracting</text:span> this from the register. <text:s/>The bias value is then added in.</text:p>
      <text:p text:style-name="P87"/>
      <text:p text:style-name="P46">Section <text:span text:style-name="T75">6</text:span> – <text:span text:style-name="T74">Populating the brick.</text:span></text:p>
      <text:p text:style-name="P24"/>
      <text:p text:style-name="P25"><text:soft-page-break/><text:span text:style-name="T31">Second to the BrickMad itself, the job of "greasing" the brick is probably second in performance importance. <text:s/></text:span><text:span text:style-name="T1">The brick population consists entirely of following an addition chain</text:span><text:span text:style-name="T32">, and a single step takes about 72 mu-ops for a line that is used about 50 times (so 1200 mu-ops) . <text:s/>Hence saving a step [n] in the addition chain saves about 0.3% overall and is therefore not worth much effort. <text:s/></text:span><text:span text:style-name="T33">Saving a slot, when more than 64 are in use (and particularly when more than about 75 are in use) may well save a percent or two, and is worth a bit.</text:span></text:p>
      <text:p text:style-name="P69"/>
      <text:p text:style-name="P70">For the first implementation (4 AS codes) we insist that the addition-chain can be deduced by te "Purbeck" method, that the first slot is used for 1, the data is a single-byte prime, and that we do not attempt to place the data in cache-lines to maximize L1 usage. </text:p>
      <text:p text:style-name="P70"/>
      <text:p text:style-name="P70"/>
      <text:p text:style-name="P70"/>
      <text:p text:style-name="P70"/>
      <text:p text:style-name="P70"/>
      <text:p text:style-name="P67"/>
      <text:p text:style-name="P67"/>
      <text:p text:style-name="P47">Section <text:span text:style-name="T88">7</text:span> – <text:span text:style-name="T88">Dfmt to Afmt.</text:span></text:p>
      <text:p text:style-name="P26"/>
      <text:p text:style-name="P94">The main work of the DtoA routine is done by a look-up table, which converts a single integer mod p into the string of bits needed to add that number.</text:p>
      <text:p text:style-name="P94"/>
      <text:p text:style-name="P95">There is actually quite a bit of cleaning up to do on the code also. <text:s/>There is currently no clear demarcation between the generic bits and the HPMIscheme specific bits.</text:p>
      <text:p text:style-name="P95"/>
      <text:p text:style-name="P95">The first thing to do is to clarify what the DtoA routine does. <text:s/>It makes nz1 lists of strings, each at most nz0 rows long. <text:s/>The alcove is known implicitly as the number of entries that make up a single string.</text:p>
      <text:p text:style-name="P95"/>
      <text:p text:style-name="P95">If the number of columns is inadequate to make nz1 alcoves, the sparsity is used to avoid the majority of the work, but the list does not simply contain a terminator (not at present, anyway). <text:s/>If the number of rows is inadequate to make nz0 rows, however, the loop breaks out and the terminator used to (prematurely) terminate the Afmt string.</text:p>
      <text:p text:style-name="P95"/>
      <text:p text:style-name="P48">Section <text:span text:style-name="T89">8</text:span> – <text:span text:style-name="T89">Reduction in BrickMad.</text:span></text:p>
      <text:p text:style-name="P27"/>
      <text:p text:style-name="P96">The fastest partial reduction scheme is, I think, to AND with a mask of the top few bits, XOR the result to clear them, SHR to bring the bits into the unit position, MULTIPLY by the relevant +/- power of 2 mod p, ADD (or SUB) this, and then add in the bias. <text:s/>This section considers the variables inherent in this in an attempt to choose the detailed method (or methods).</text:p>
      <text:p text:style-name="P96"/>
      <text:p text:style-name="P96">It is clear that this has no hope for primes 7283 or over, since we are combining 9 values mod p (8 from the brick and one starting in the accumulator). <text:s/>9*7282<text:span text:style-name="T90">=65538 &gt; 65536.</text:span></text:p>
      <text:p text:style-name="P96"><text:soft-page-break/></text:p>
      <text:p text:style-name="P98">In practice, of course, the accumulator is imperfectly reduced.</text:p>
      <text:p text:style-name="P98"/>
      <text:p text:style-name="P98">Conversely, on the positive side we may take a 2-bit "addition" scheme, which therefore uses that 16384 = r (mod p). <text:s/>We may take a bias of 4.p, and hence it suffices if . . .</text:p>
      <text:p text:style-name="P98"/>
      <text:p text:style-name="P98">16383+3r+4.p+4.p &lt; 65536. <text:s/>Clearly r &lt; p so this works for all p &lt; (65535-16383)/11<text:span text:style-name="T91"> = 4468.</text:span></text:p>
      <text:p text:style-name="P98"/>
      <text:p text:style-name="P99">Indeed for p=4507 we have r = 2863 yielding 61028 </text:p>
      <text:p text:style-name="P99">For p = 4733 we have r = 2185 yielding 60802 . . . it's going <text:span text:style-name="T48">down!</text:span></text:p>
      <text:p text:style-name="P99">Looks like 5449 is the limit.<text:span text:style-name="T92"> <text:s/>r=37 yielding 60086.</text:span></text:p>
      <text:p text:style-name="P100">The next prime is 5471 with r=5442 yielding 76477 - hopeless.</text:p>
      <text:p text:style-name="P100"/>
      <text:p text:style-name="P100">A 2-bit subtraction scheme could be used for this, of course, but that would fail for slightly smaller primes, and would anyway not extend the scheme very far. <text:s/>It looks like the two-bit addition scheme is a good straw man - one scheme working for all primes up to 5449.</text:p>
      <text:p text:style-name="P96"/>
      <text:p text:style-name="P101">I currently do not have AASS codes further than 5000, at which point 16 non-zero vectors is enough. <text:s/>This suggests that two rounds would be better (reducing twice) hence needing 32 muops for the add/subtracts, 12 for the two reductions, 3 to load and store the Cfmt and perhaps another 5 for the Afmt, making 51 muops to do 4 rows of 16 (64 elementary operations) or about 200 milliclocks.</text:p>
      <text:p text:style-name="P101"/>
      <text:p text:style-name="P49">Section <text:span text:style-name="T93">9</text:span> – <text:span text:style-name="T89">Reduction difficulties in 9-12 bits.</text:span></text:p>
      <text:p text:style-name="P28"/>
      <text:p text:style-name="P102">Five of the six steps for partial reduction (AND, XOR, SHR, not mul, ADD prod, ADD bias) can be done at 64-bit length at full speed, and give no restiction on whether the added elements are 16, 12, 10, 9, 8 or even 7 bits. <text:s/>The multiply, however, is more problematic, and it is necessary to look at the cases in detail. <text:s/>The fastest instruction is 16-bit (keeping lower), and the alternative 32-bit version (again keeping lower) takes twice as long.</text:p>
      <text:p text:style-name="P102"/>
      <text:p text:style-name="P102">As a working assumption, we need to have at least 8 additions per cycle, and the analysis of the previous section suggests that working with N bits requires 2<text:span text:style-name="T37">N</text:span> &gt; 12.p as a minimum.</text:p>
      <text:p text:style-name="P102"/>
      <text:p text:style-name="P103">Looking first at 12-bit working<text:span text:style-name="T94"> with 16 bit multiply</text:span>, the above inequality yields p &lt; 342. <text:s/>The 16-bit instruction requires r at most 5, which is not going to get us very far. <text:s/>Nevertheless let's take a look<text:span text:style-name="T94"> to see if it is any use at all. <text:s/>p=337 yields r=13 which is already too much. <text:s/>p=257 is possible with r = </text:span><text:span text:style-name="T95">−</text:span><text:span text:style-name="T96">4, <text:s/>1024/5=204.8 is nowhere near any prime. <text:s/>173 is no good (r = </text:span><text:span text:style-name="T95">−1</text:span><text:span text:style-name="T96">4) and nor is 167 (r = 22)</text:span><text:span text:style-name="T97">. <text:s/></text:span><text:span text:style-name="T96">127 yields r=8</text:span><text:span text:style-name="T97"> which is possible using ADD. <text:s/>79 yields </text:span><text:span text:style-name="T95">−</text:span><text:span text:style-name="T97">3 which works.</text:span></text:p>
      <text:p text:style-name="P129"/>
      <text:p text:style-name="P130">What about using the 32-bit multiply? <text:s/>This is OK provided r is at most 8 bits, which (provided we are happy to add or subtract) will do the job in every case.</text:p>
      <text:p text:style-name="P130"/>
      <text:p text:style-name="P104"><text:soft-page-break/><text:span text:style-name="T98">Looking now at 10-bit working, we find that we can manage provided 3.r&lt;64 giving r at most 21. <text:s/></text:span><text:span text:style-name="T97"><text:s/></text:span><text:span text:style-name="T98">We only need to consider primes &lt; 85 and the result is a patchwork mess.</text:span></text:p>
      <text:p text:style-name="P131">No good are 83,71</text:p>
      <text:p text:style-name="P131">OK is 79, 73, 67</text:p>
      <text:p text:style-name="P97"/>
      <text:p text:style-name="P67"><text:s/>= = = = = = = = = = = = = = = = = = = = = = = = = = = = = = = = = = = = = = = = = = = = = = =</text:p>
      <text:p text:style-name="P66"/>
      <text:p text:style-name="P23"><text:span text:style-name="T29">P</text:span><text:span text:style-name="T1">CMPGTW is the first instruction we need, producing all 1 in each data element if it needs reduction. <text:s/>P15 latency 1 on HAS.</text:span></text:p>
      <text:p text:style-name="P60"/>
      <text:p text:style-name="P60">We can then AND the primes register with this (P015 latency 1) and subtract (P15 latency 1).</text:p>
      <text:p text:style-name="P60"/>
      <text:p text:style-name="P60">Hence a complete step in the population is load, add, and reduce, yielding</text:p>
      <text:p text:style-name="P60"/>
      <text:p text:style-name="P60">P23 P23 P15 P15 P015 P15 P237 P4.</text:p>
      <text:p text:style-name="P60"/>
      <text:p text:style-name="P60">A P23 of this can be avoided if the chain uses the previous result, which it often does. <text:s/>Whether this will fall foul of branch prediction, however, can be left to experimentation with a working system. <text:s/></text:p>
      <text:p text:style-name="P91"/>
      <text:p text:style-name="P87"/>
      <text:p text:style-name="P87"/>
      <text:p text:style-name="P87"/>
      <text:p text:style-name="P87"/>
      <text:p text:style-name="P45">Section <text:span text:style-name="T75">5 </text:span>– <text:span text:style-name="T75">Seeding the brick.</text:span></text:p>
      <text:p text:style-name="P18"/>
      <text:p text:style-name="P58">For primes 257 and above, the brick seeding is a "copy" operation, although there is a test for rows that are too short. </text:p>
      <text:p text:style-name="P16"/>
      <text:p text:style-name="P59"/>
      <text:p text:style-name="P86"/>
      <text:p text:style-name="P43">Section <text:span text:style-name="T78">8</text:span> – <text:span text:style-name="T78">Conversion from Cfmt.</text:span></text:p>
      <text:p text:style-name="P19"/>
      <text:p text:style-name="P88">Each 16-bit word of Cfmt is congruent (mod p) to the required result, and the simplest way to extract Cfmt is to simply use the '%' operator in 'c', which is probably a good first step. <text:s/>Barrett-41 will certainly be faster. <text:s/>If we assume a 1,000 x 1,000 multiplication, and that 100 milli-clocks are needed for each, that means that the multiplication is taking 100 clocks, so Barret-41 comes within the range of the 5% test. <text:s/>It is probably not too hard to devise a vectorized conversion, but I think that can wait.</text:p>
      <text:p text:style-name="P88"/>
      <text:p text:style-name="P43">Section <text:span text:style-name="T78">9</text:span> – <text:span text:style-name="T78">Setting the Cfmt to zero.</text:span></text:p>
      <text:p text:style-name="P19"/>
      <text:p text:style-name="P88"><text:soft-page-break/>Binary zero is not the correct value to use for setting the Cfmt matrix to zero! <text:s/>Correct is to set it to the "bias" value.</text:p>
      <text:p text:style-name="P88"/>
      <text:p text:style-name="P43">Section <text:span text:style-name="T78">10</text:span> – <text:span text:style-name="T78">Seeding the brick.</text:span></text:p>
      <text:p text:style-name="P19"/>
      <text:p text:style-name="P88">There is no Bfmt for this module - the brick is seeded direct from Dfmt. <text:s/>There are two versions of this, depending on whether the values occupy a byte or a 16-bit word. <text:s/>In the latter case, seeding the brick only involves dealing with the edge of the matrix (in both directions), testing if the brick is zero and setting the sparsity flag if so, and then moving the rows into their correct positions in the brick. <text:s/>If the data is byte-sized, there is also the need to convert it to 16-bit fields. <text:s/>All of this can, I think, be done in 'c' one entry at a time - there should be no need for vectorizing this, though this would not be hard.</text:p>
      <text:p text:style-name="P88"/>
      <text:p text:style-name="P44">Section <text:span text:style-name="T78">11</text:span> – <text:span text:style-name="T79">Storing the code.</text:span></text:p>
      <text:p text:style-name="P20"/>
      <text:p text:style-name="P89">The "Purbeck" scheme is used throughout to determine the brick population strategy. <text:s/>This is done early (I think it lives in the BWA).</text:p>
      <text:p text:style-name="P89"/>
      <text:p text:style-name="P89">The Purbeck scheme consists of computing the addition chain recursively as follows.</text:p>
      <text:p text:style-name="P89"/>
      <text:p text:style-name="P61"><text:span text:style-name="T64">1. <text:s/>Find the largest number N</text:span><text:span text:style-name="T80">1</text:span><text:span text:style-name="T64"> in the list.</text:span></text:p>
      <text:p text:style-name="P61"><text:span text:style-name="T64">2. <text:s/>If N</text:span><text:span text:style-name="T80">1</text:span><text:span text:style-name="T64"> is the sum of two numbers (including being the double of a number) in the list, it is made as the sum of those two numbers and is deleted from the list.</text:span></text:p>
      <text:p text:style-name="P61"><text:span text:style-name="T64">3. <text:s/>If it is not the sum of two numbers, the second-highest number N</text:span><text:span text:style-name="T80">2</text:span><text:span text:style-name="T64"> is located. <text:s/>If 2N</text:span><text:span text:style-name="T80">2</text:span><text:span text:style-name="T64"> &gt; N</text:span><text:span text:style-name="T80">1</text:span><text:span text:style-name="T64">, N</text:span><text:span text:style-name="T80">1</text:span><text:span text:style-name="T64"> is made as N</text:span><text:span text:style-name="T80">2</text:span><text:span text:style-name="T64"> + (N</text:span><text:span text:style-name="T80">1</text:span><text:span text:style-name="T64">-N</text:span><text:span text:style-name="T80">2</text:span><text:span text:style-name="T64">) and N</text:span><text:span text:style-name="T80">1</text:span><text:span text:style-name="T64">-N</text:span><text:span text:style-name="T80">2</text:span><text:span text:style-name="T64"> replaces N</text:span><text:span text:style-name="T80">1</text:span><text:span text:style-name="T64"> in the list.</text:span></text:p>
      <text:p text:style-name="P61"><text:span text:style-name="T64">4. <text:s/>If N</text:span><text:span text:style-name="T80">1</text:span><text:span text:style-name="T64"> is even, it is made as 2.M where M=N</text:span><text:span text:style-name="T80">1</text:span><text:span text:style-name="T64">/2, and M replaces N in the list.</text:span></text:p>
      <text:p text:style-name="P61"><text:span text:style-name="T64">5. <text:s/>If none of these applies, the largest odd number N</text:span><text:span text:style-name="T80">3</text:span><text:span text:style-name="T64"> is located, and N</text:span><text:span text:style-name="T80">1</text:span><text:span text:style-name="T64"> is made as N</text:span><text:span text:style-name="T80">3</text:span><text:span text:style-name="T64">+(N</text:span><text:span text:style-name="T80">1</text:span><text:span text:style-name="T64">-N</text:span><text:span text:style-name="T80">3</text:span><text:span text:style-name="T64">) and N</text:span><text:span text:style-name="T80">1</text:span><text:span text:style-name="T64">-N</text:span><text:span text:style-name="T80">3</text:span><text:span text:style-name="T64"> replaces N</text:span><text:span text:style-name="T80">1</text:span><text:span text:style-name="T64"> in the list.</text:span></text:p>
      <text:p text:style-name="P89"/>
      <text:p text:style-name="P89">The input to this is a list of the multiples that are stored, and this is used both to compute the Grease strategy and to compute the Afmt lookup table.</text:p>
      <text:p text:style-name="P89"/>
      <text:p text:style-name="P44">Section <text:span text:style-name="T78">12</text:span> – <text:span text:style-name="T79">Computing the Afmt lookup table.</text:span></text:p>
      <text:p text:style-name="P20"/>
      <text:p text:style-name="P62"><text:span text:style-name="T64">The list of multiples stored is held in a master table, and initially this will be used for the primes 47-199, for which 65 entries are needed. <text:s/>Zero is held in common.</text:span><text:span text:style-name="T66"> <text:s/>Probably the first to be used is 151 which uses 57 slots. <text:s/>The code is {</text:span><text:span text:style-name="T67">0 </text:span><text:span text:style-name="T66">1 2 3 6 9 12 </text:span><text:span text:style-name="T67">[14] </text:span><text:span text:style-name="T66">18 </text:span><text:span text:style-name="T67">[20] </text:span><text:span text:style-name="T66">24 44 64 84 104 124 138}.</text:span></text:p>
      <text:p text:style-name="P90"/>
      <text:p text:style-name="P63"><text:span text:style-name="T66">I</text:span><text:span text:style-name="T64">t might be thought that some improvement in cache usage could be achieved by trying to unbalance usage as much as possible. <text:s/>The objective is to try to make the first 48 slots heavily used, to minimize access to the next 16, and to </text:span><text:span text:style-name="T68">have</text:span><text:span text:style-name="T64"> any remaining ones </text:span><text:span text:style-name="T68">(above slot 63) with the absolute minimum possible use.</text:span></text:p>
      <text:p text:style-name="P10"><text:soft-page-break/></text:p>
      <text:p text:style-name="P10"><text:s/>= = = = = = = = = = = = = = = = = = = = = = = = = = = = = = = = = = = = = = = = = = = = = = =</text:p>
      <text:p text:style-name="P53"/>
      <text:p text:style-name="P39">Section <text:span text:style-name="T52">2</text:span> – <text:span text:style-name="T52">Some x86 vector instructions.</text:span></text:p>
      <text:p text:style-name="P8"/>
      <text:p text:style-name="P52">The list of vector instructions available on x86 chips continues to grow, albeit fairly slowly. <text:s/>Currently at compilation time a choice must be made between the three levels.</text:p>
      <text:p text:style-name="P52"/>
      <text:p text:style-name="P31"><text:span text:style-name="T1">GEN</text:span><text:span text:style-name="T2"> is written in "c" and uses no x86 assembler (though the thread-farm does, if that is used). <text:s/>No great attention is paid to the performance of this level - it is there, it works, but is not expected to be used fro production work.</text:span></text:p>
      <text:p text:style-name="P82"/>
      <text:p text:style-name="P31"><text:span text:style-name="T1">NEH</text:span><text:span text:style-name="T2"> uses SSE, so is based on 128-bit vector registers. <text:s/>As its name suggests, it is aimed at the Nehalem chip, </text:span><text:span text:style-name="T8">but relies only on SSE4.1 (I have seen no important use of SSE4.2) and hence the NEH version should in fact run on the </text:span><text:span text:style-name="T10">Penryn</text:span><text:span text:style-name="T13"> architecture - released Jan 2008 - though I have not tried it. <text:s/>It should therefore run on any x86 machine that is not really ancient, and is appropriate for Sandy Bridge and Ivy bridge processors. <text:s/>It also runs on the AMD bulldozer/piledriver/steamroller chips, though there is also the </text:span><text:span text:style-name="T15">PIL</text:span><text:span text:style-name="T13"> version tuned for the piledriver specifically.</text:span></text:p>
      <text:p text:style-name="P84"/>
      <text:p text:style-name="P32"><text:span text:style-name="T14">HAS</text:span><text:span text:style-name="T12"> uses AVX-2, so is based on 256-bit vector registers. <text:s/>It is aimed at the Haswell and later Intel chips, including those Skylake chips that do not support AVX-512 (i.e. all of them at this point in time).</text:span></text:p>
      <text:p text:style-name="P85"/>
      <text:p text:style-name="P85">As and when AVX-512F is actually available, I do propose to produce a version aimed at it. <text:s/>I originally planned to call this "SKY" but with so many Skylake chips around without AVX-512, I now propose to wait until Intel actually release some (and I can get my hands on one) before even deciding a name. <text:s/></text:p>
      <text:p text:style-name="P52"/>
      <text:p text:style-name="P54">Many of the instructions have very similar characteristics across the whole range of processors. <text:s/>Let's consider those first.</text:p>
      <text:p text:style-name="P54"/>
      <text:p text:style-name="P34"><text:span text:style-name="T1">PADDQ</text:span><text:span text:style-name="T20"> also PSUBQ etc. <text:s/>These instructions add a vector register to another.</text:span><text:span text:style-name="T21"> <text:s/>Originally the 64-bit version took longer than the 8, 16 and 32-bit ones so meataxe64 uses the shorter one if it can do so without penalty, but uses 64-bit versions rather than introduce extra complexity in the programming. <text:s/>These instructions are all latency 1, P05 Nehalem, P15 Sandy/Ivy Bridge and similarly two-per-clock on AMD.</text:span><text:span text:style-name="T22"> <text:s/>The second operand can come from a register or from memory (with the usual penalty for a memory fetch). <text:s/>The Haswell allows the three operand (where one can come from memory) to avoid register copies in some circumstances, still P15 latency 1. <text:s/>Skylake increases execution to P015 latency 1.</text:span></text:p>
      <text:p text:style-name="P105"/>
      <text:p text:style-name="P35"><text:span text:style-name="T1">PXOR</text:span><text:span text:style-name="T20"> also PAND, POR. <text:s/>These instructions do one of the three binary logic operations to a vector register. <text:s/>On Nehalem</text:span><text:span text:style-name="T23"> through Skylake</text:span><text:span text:style-name="T20"> this </text:span><text:span text:style-name="T23">is</text:span><text:span text:style-name="T20"> P015 latency 1</text:span><text:span text:style-name="T23">, and on AMD it has two </text:span><text:soft-page-break/><text:span text:style-name="T23">ports, though the latency is 2 clocks. <text:s/>Haswell allows the three-operand version (possibly avoiding a register copy). <text:s/>One operand can be in memory in all cases.</text:span></text:p>
      <text:p text:style-name="P106"/>
      <text:p text:style-name="P126"><text:span text:style-name="T50">PMULUDQ</text:span><text:span text:style-name="T55"> T</text:span><text:span text:style-name="T54">his instruction is part of the SSE2 instruction set and is available on all 64-bit platforms. <text:s/>Indeed it is older than that, pre-dating the extra 8 SSE registers and also pre-dating AMD 64-bit instruction set.</text:span><text:span text:style-name="T55"> <text:s/></text:span><text:span text:style-name="T54">It multiplies two (SSE) or four (AVX-2) 32-bit unsigned words to produce two or four 64-bit results. <text:s/></text:span><text:span text:style-name="T53">Inputs therefore need to be less than 2</text:span><text:span text:style-name="T38">32</text:span><text:span text:style-name="T55">. <text:s/>On Nehalem it was (P1 latency 3), and from Sandy Bridge to Broadwell (P0 latency 5). <text:s/>Skylake increases the excution throughput to (P01 latency 5). <text:s/>Effectively this is a 64-bit multiply, except that both the inputs must have zeros in the top half, which (in meataxe64 usage) is always the case for normal use.</text:span></text:p>
      <text:p text:style-name="P123"/>
      <text:p text:style-name="P127"><text:span text:style-name="T51">P</text:span><text:span text:style-name="T50">MULLW</text:span><text:span text:style-name="T53"> <text:s/>This instruction is part of the SSE2 instruction set at 128-bit length and AVX-2 at 256. <text:s/>Indeed it was originally in the 64-bit MMXset.</text:span><text:span text:style-name="T56"> <text:s/>On Haswell, it is one P0 mu-op, though the latency is 5. <text:s/>Skylake usefully improves this to P01.</text:span></text:p>
      <text:p text:style-name="P124"/>
      <text:p text:style-name="P127"><text:span text:style-name="T50">PMULLD</text:span><text:span text:style-name="T53"> This instruction came out with SSE4.1 at 128-bits, and AVX-2 at 256.</text:span></text:p>
      <text:p text:style-name="P124"/>
      <text:p text:style-name="P124">PSRLW/D/Q</text:p>
      <text:p text:style-name="P124"/>
      <text:p text:style-name="P33"><text:span text:style-name="T26">hing 4096, and for primes just under 4096 the reduction is very effective, but </text:span><text:span text:style-name="T27">with 16 "adds" plus the possible 4095 remainder plus 15 * r (r=4096 mod p) there is still a way (down) to go. <text:s/>3900 gives 15.196+4095+16.3900=69435 and decreasing from there only loses one per step. <text:s/>2049 gives 15.2047+4095+16.2049=67584 so four bits can do nothing above 2048.</text:span></text:p>
      <text:p text:style-name="P119"/>
      <text:p text:style-name="P119">Three bits at 3900 gives 7.196+8191+16.3900=71963 which is even worse, but at least it comes down 9 per unit. <text:s/>3100 gives 7.996+8191+16.3100=64763 which will be OK.</text:p>
      <text:p text:style-name="P119"/>
      <text:p text:style-name="P121"><text:span text:style-name="T58">Two bits at 3900 gives 3.196+16383+16.3900=79371 which is worse, but will click past a smaller reduction at 16384/5 = </text:span><text:span text:style-name="T59">3276.</text:span></text:p>
      <text:p text:style-name="P120"/>
      <text:p text:style-name="P120">Another possibility i</text:p>
      <text:p text:style-name="P114"/>
      <text:p text:style-name="P128">= = = = = = = = = = = = = = = = = = = = = = = = = = = = = = = = = = = = = = = = = = = </text:p>
      <text:p text:style-name="P107">fmt to Dfmt completes the reduction mod p, possibly involving two further rounds.</text:p>
      <text:p text:style-name="P107"/>
      <text:p text:style-name="P107">The Vector BrickMad works with SSE (NEH) or with AVX-2 (HAS) and uses the VMULUDQ instruction as the multiplication.<text:span text:style-name="T57"> <text:s/>The NEH version will need two rounds of processing to do each half of the brick (left, then right) duplicating the Afmt load for each half.</text:span></text:p>
      <text:p text:style-name="P107"/>
      <text:p text:style-name="P108">There is then the question as to whether it is worth using sparsity. <text:s/>Clearly this will be very infrequent with a random matrix, but for representation-theory work (and probably others) it is rather likely that matrices could be made fairly sparse if there was reason to do so.</text:p>
      <text:p text:style-name="P108"><text:soft-page-break/></text:p>
      <text:p text:style-name="P122"/>
      <text:p text:style-name="P110"/>
      <text:p text:style-name="P109"/>
      <text:p text:style-name="P40">Section <text:span text:style-name="T60">8</text:span> – <text:span text:style-name="T61">The prime 13 with 2-dim AS code.</text:span></text:p>
      <text:p text:style-name="P9"/>
      <text:p text:style-name="P111">For the prime 13, we can hold each entry in a<text:span text:style-name="T61"> byte and store 16 in an SSE or 32 in an AVX-2 register. <text:s/>The code to be used is the following. <text:s/>The bold entries are retained - the italic ones are made but discarded - they are only made to help make other ones.</text:span></text:p>
      <text:p text:style-name="P111"/>
      <text:p text:style-name="P132"><text:span text:style-name="T40">0 0</text:span><text:span text:style-name="T61"> , </text:span><text:span text:style-name="T39">0 1</text:span> <text:span text:style-name="T61">,</text:span> <text:span text:style-name="T39">1 0</text:span> <text:span text:style-name="T61">,</text:span> <text:span text:style-name="T39">0 2</text:span> <text:span text:style-name="T61">,</text:span> <text:span text:style-name="T39">2 0</text:span> <text:span text:style-name="T61">,</text:span> <text:span text:style-name="T47">0 4</text:span><text:span text:style-name="T61"> ,</text:span> <text:span text:style-name="T39">1 4</text:span> <text:span text:style-name="T61">,</text:span> <text:span text:style-name="T39">1 8</text:span> <text:span text:style-name="T61">,</text:span> </text:p>
      <text:p text:style-name="P132"><text:span text:style-name="T47">2 1</text:span><text:span text:style-name="T61"> , </text:span><text:span text:style-name="T39">4 2</text:span><text:span text:style-name="T61"> , </text:span><text:span text:style-name="T47">4 3</text:span> <text:span text:style-name="T61">,</text:span> <text:span text:style-name="T39">6 4</text:span><text:span text:style-name="T61"> , </text:span><text:span text:style-name="T11">10 7</text:span><text:span text:style-name="T24"> </text:span><text:span text:style-name="T25">,</text:span><text:span text:style-name="T24"> </text:span><text:span text:style-name="T28">7 1</text:span><text:span text:style-name="T24"> </text:span><text:span text:style-name="T25">,</text:span></text:p>
      <text:p text:style-name="P132"><text:span text:style-name="T28">4 8</text:span><text:span text:style-name="T24"> </text:span><text:span text:style-name="T25">,</text:span><text:span text:style-name="T24"> </text:span><text:span text:style-name="T28">7 5</text:span><text:span text:style-name="T24"> </text:span><text:span text:style-name="T25">,</text:span><text:span text:style-name="T24"> </text:span><text:span text:style-name="T28">9 2</text:span><text:span text:style-name="T24"> </text:span><text:span text:style-name="T25">,</text:span><text:span text:style-name="T24"> </text:span><text:span text:style-name="T28">11 8</text:span><text:span text:style-name="T24"> </text:span><text:span text:style-name="T25">,</text:span><text:span text:style-name="T24"> </text:span><text:span text:style-name="T28">9 5</text:span></text:p>
      <text:p text:style-name="P111"/>
      <text:p text:style-name="P112">There are fifteen entries to be retained, so that a byte of Afmt holds the one to add and the one to subtract in the two nybbles.</text:p>
      <text:p text:style-name="P112"/>
      <text:p text:style-name="P116">With 16K of L1 "available" and 32-byte registers in use with AVX-2, there are 34 "slots" in the brick, so we must choose r x f at most 34, where we need to reduce every r and fetch a byte of Afmt every f.</text:p>
      <text:p text:style-name="P116"/>
      <text:p text:style-name="P116">The add and subtract themselves use P23 P23 P15 P15, so need four mu-ops.</text:p>
      <text:p text:style-name="P116">The reduction is P015 P015 P0 P0 P15</text:p>
      <text:p text:style-name="P116">The Afmt production is <text:span text:style-name="T70">2 x [ </text:span>P0156 (elim) P06 P0156<text:span text:style-name="T70"> ]</text:span></text:p>
      <text:p text:style-name="P117"/>
      <text:p text:style-name="P118">Looking first at mu-ops, the balanced solution 5x6 or 6x5 are best. <text:s/>Reduction can use </text:p>
      <text:p text:style-name="P118"/>
      <text:p text:style-name="P116"/>
      <text:p text:style-name="P113">A row of Bfmt/Cfmt is 256 bytes long - eight AVX-2 registers so there are 64 "slots" in the L1 cache. <text:s/>Hence we hold four slices of this code, so that the brick is 8 x 256. <text:s/>This gives, I think, the optimum balance between using the Afmt for 8 operations (the 8 registers of Cmft), and only reducing mod 13 every 8 operations (four adds and four subtracts). <text:s/>All in all it looks like 256x8=2048 elementary operations will need </text:p>
      <text:p text:style-name="P113">64 mu-ops for the Add/Subtracts (H-P15), </text:p>
      <text:p text:style-name="P113">40 for the reductions (8 x AND<text:span text:style-name="T62">(H-P015)</text:span>, XOR<text:span text:style-name="T62">(H-P015)</text:span>, SHIFT<text:span text:style-name="T62">(H-P0)</text:span>, </text:p>
      <text:p text:style-name="P113"><text:span text:style-name="T62"><text:tab/><text:tab/><text:tab/></text:span>MULTIPLY<text:span text:style-name="T62">(H-P0)</text:span>, ADD<text:span text:style-name="T62">(H-P015</text:span>) </text:p>
      <text:p text:style-name="P113">and a further 20 for the Afmt (4 x <text:span text:style-name="T62">LOAD(H-P23)</text:span> 8 x [<text:span text:style-name="T62">SHIFT(H-P06)</text:span>, <text:span text:style-name="T62">AND(H-P0156)</text:span>] )</text:p>
      <text:p text:style-name="P113"/>
      <text:p text:style-name="P115">Looking at the loading, P015 has 64 vector add/subtracts <text:span text:style-name="T63">and all 40 reduction operations, so 104/3 is the maximum possible pace - 35 clocks per 2048 or 18 milli-clocks overall. <text:s/>Clearly there are other things to do too, but that is the central loop figure.</text:span></text:p>
      <text:p text:style-name="P112"/>
      <text:p text:style-name="P36"><text:span text:style-name="T23">=</text:span><text:span text:style-name="T20"> = = = = = = = = = = = = = = = = End of next phase editing = = = = = = = = = = = = = = = =</text:span></text:p>
      <text:p text:style-name="P8"><text:soft-page-break/></text:p>
      <text:p text:style-name="P83"/>
      <text:p text:style-name="P71"/>
      <text:p text:style-name="P38">Section <text:span text:style-name="T43">2</text:span> – <text:span text:style-name="T43">The model used by the HPMI</text:span></text:p>
      <text:p text:style-name="P5"/>
      <text:p text:style-name="P7"><text:span text:style-name="T3">I</text:span><text:span text:style-name="T2">n general terms, it seems that the model chosen </text:span><text:span text:style-name="T7">(in version 1 and earlier) </text:span><text:span text:style-name="T2">for the HPMI remains sound. <text:s/>The “hpmiset” call is given a (FieldSet) field structure and an uninitialized hpmi structure, and partially populates it with data computed from both the computer architecture and the field.</text:span></text:p>
      <text:p text:style-name="P75"/>
      <text:p text:style-name="P75">In particular it chooses the shape (“alcove” rows, “cauldron” columns) of a brick that the caller must use.</text:p>
      <text:p text:style-name="P75"/>
      <text:p text:style-name="P7"><text:span text:style-name="T2">From the data supplied by the hpmiset, the caller must then populate the next batch of data to specify a considerably larger size of matrix (the “slab”) </text:span><text:span text:style-name="T6">in terms of five more chopping parameters Z0-Z4 as the various calls work at different scales.</text:span></text:p>
      <text:p text:style-name="P76"/>
      <text:p text:style-name="P77">Here are the seven sizes of matrix multiplication involved.</text:p>
      <text:p text:style-name="P77"/>
      <text:p text:style-name="P73"><text:span text:style-name="T44">B- Row</text:span> <text:tab/>1x1 X 1xC → 1xC <text:s/>C is the cauldron, basically set by the amount of a row that can</text:p>
      <text:p text:style-name="P73"><text:tab/><text:tab/>be held in the registers.</text:p>
      <text:p text:style-name="P73"/>
      <text:p text:style-name="P73"><text:span text:style-name="T44">C-row</text:span><text:tab/>1xA X AxC → 1xC <text:s/>A is the alcove. <text:s/>This code is fixed by the HPMI, where the</text:p>
      <text:p text:style-name="P73"><text:tab/><text:tab/>limiting factor on A is to hold the “brick” AxC of matrix B in L1 cache, <text:span text:style-name="T46">yet it is</text:span></text:p>
      <text:p text:style-name="P73"><text:tab/><text:tab/><text:span text:style-name="T46">at this stage that rows of C are fetched, reduced and stored to L2.</text:span></text:p>
      <text:p text:style-name="P73"/>
      <text:p text:style-name="P73">Stage <text:span text:style-name="T44">0</text:span>.<text:tab/>Z0xA X AxC → Z0xC. <text:s/>Z0 is suggested by the HPMI, such that the Z0xC matrix</text:p>
      <text:p text:style-name="P73"><text:span text:style-name="T44">Brick</text:span><text:tab/><text:tab/>fits into L2 cache.</text:p>
      <text:p text:style-name="P72"/>
      <text:p text:style-name="P6"><text:span text:style-name="T4">Stage </text:span><text:span text:style-name="T7">1</text:span><text:span text:style-name="T4">.<text:tab/>Z0x(Z1*A) X (Z1*A)xC → Z0xC. <text:s/></text:span><text:span text:style-name="T5">Z1 needs to be suggested somehow to try to</text:span></text:p>
      <text:p text:style-name="P6"><text:span text:style-name="T4"><text:tab/><text:tab/></text:span><text:span text:style-name="T5">keep the Z0x(Z1xA) matrix A in L3 cache.</text:span></text:p>
      <text:p text:style-name="P74"/>
      <text:p text:style-name="P6"><text:span text:style-name="T5">Stage </text:span><text:span text:style-name="T7">2</text:span><text:span text:style-name="T5">.<text:tab/></text:span><text:span text:style-name="T4">Z0x(Z1*A) X (Z1*A)x</text:span><text:span text:style-name="T5">(Z2*</text:span><text:span text:style-name="T4">C</text:span><text:span text:style-name="T5">)</text:span><text:span text:style-name="T4"> → Z0x</text:span><text:span text:style-name="T5">(Z2*</text:span><text:span text:style-name="T4">C</text:span><text:span text:style-name="T5">)</text:span><text:span text:style-name="T4">. <text:s/></text:span><text:span text:style-name="T5">Z2 is determined by the slab level</text:span></text:p>
      <text:p text:style-name="P74"><text:tab/><text:tab/>as the number of cauldrons that need to be done.</text:p>
      <text:p text:style-name="P74"/>
      <text:p text:style-name="P6"><text:span text:style-name="T5">Stage </text:span><text:span text:style-name="T7">3</text:span><text:span text:style-name="T5">.<text:tab/></text:span><text:span text:style-name="T4">Z0x(</text:span><text:span text:style-name="T5">Z3*</text:span><text:span text:style-name="T4">Z1*A) X (</text:span><text:span text:style-name="T5">Z3*</text:span><text:span text:style-name="T4">Z1*A)x</text:span><text:span text:style-name="T5">(Z2*</text:span><text:span text:style-name="T4">C</text:span><text:span text:style-name="T5">)</text:span><text:span text:style-name="T4"> → Z0x</text:span><text:span text:style-name="T5">(Z2*</text:span><text:span text:style-name="T4">C</text:span><text:span text:style-name="T5">). <text:s/>Z3 is determined by the</text:span></text:p>
      <text:p text:style-name="P74"><text:tab/><text:tab/>slab as the number of Z1xA needed for the matrix multiplication to be done.</text:p>
      <text:p text:style-name="P74"/>
      <text:p text:style-name="P6"><text:span text:style-name="T5">Stage </text:span><text:span text:style-name="T7">4</text:span><text:span text:style-name="T5">.<text:tab/>(Z4*</text:span><text:span text:style-name="T4">Z0</text:span><text:span text:style-name="T5">)</text:span><text:span text:style-name="T4">x(</text:span><text:span text:style-name="T5">Z3*</text:span><text:span text:style-name="T4">Z1*A) X (</text:span><text:span text:style-name="T5">Z3*</text:span><text:span text:style-name="T4">Z1*A)x</text:span><text:span text:style-name="T5">(Z2*</text:span><text:span text:style-name="T4">C</text:span><text:span text:style-name="T5">)</text:span><text:span text:style-name="T4"> → </text:span><text:span text:style-name="T5">(Z4*</text:span><text:span text:style-name="T4">Z0</text:span><text:span text:style-name="T5">)</text:span><text:span text:style-name="T4">x</text:span><text:span text:style-name="T5">(Z2*</text:span><text:span text:style-name="T4">C</text:span><text:span text:style-name="T5">). <text:s/>Z4 is </text:span></text:p>
      <text:p text:style-name="P74"><text:span text:style-name="T44">Slab</text:span><text:tab/><text:tab/>determined by the<text:tab/>slab to get the matrix sizes and shapes final.<text:tab/></text:p>
      <text:p text:style-name="P74"/>
      <text:p text:style-name="P78">The Cfmt matrix has size hp.cauldbytes*Z2*nora and holds the entire answer in Cfmt and consists of one cauldron of nora rows, followed by the next etc. up to the full Z2 number of <text:soft-page-break/>cauldrons. <text:s/>It must be zeroized by a call to CZer since the remaining calls will add into this. <text:s/>It is fine to use the same Cfmt area to add in some other stuff if required, <text:span text:style-name="T44">and though currently this is not used, it remains open to use Cfmt more generally later for other purposes (e.g. Gaussian, Strassen by adding in Cfmt etc.)</text:span></text:p>
      <text:p text:style-name="P78"/>
      <text:p text:style-name="P78">Some characteristics (e.g. 2) use Dfmt directly for “seeding” a brick, and some (e.g. 3) require a conversion to Bfmt first, since in the latter case there is a considerable amount of work to do and as the same brick will be used Z4 times, it is better to do the conversion just once. <text:s/>In the former case, the conversion from Dfmt is so easy that it is better to save the memory footprint and the move, since they achieve nothing. <text:s/>If needed, the DtoB conversion is done also at the <text:span text:style-name="T44">whole slab</text:span> level.</text:p>
      <text:p text:style-name="P78"/>
      <text:p text:style-name="P79">Similarly, at the end, the CtoD format conversion routine works at the <text:span text:style-name="T44">slab</text:span> level to convert the entire slab from Cfmt to Dfmt.</text:p>
      <text:p text:style-name="P79"/>
      <text:p text:style-name="P79">The DtoA conversion, on the other hand, works at the <text:span text:style-name="T44">Stage-2</text:span> level, since each <text:span text:style-name="T44">chunk is </text:span>used <text:span text:style-name="T44">only</text:span> once. <text:s/>It must be told, however, which <text:span text:style-name="T44">chunk</text:span> requires conversion, so is given the values of the z<text:span text:style-name="T44">3</text:span> and z<text:span text:style-name="T44">4</text:span> indices.</text:p>
      <text:p text:style-name="P79"/>
      <text:p text:style-name="P79">Depending on whether the B-data comes from Bfmt or Dfmt, one of BSeed or DSeed is called, and must be given the z3, z2 and z1 variables to indicate which brick of B is to be used. <text:s/>The seeding process, however, only moves the rows into the <text:span text:style-name="T44">brick – </text:span>it is up to the BGrease call to compute the rest of the grease code from this seeding.</text:p>
      <text:p text:style-name="P79"/>
      <text:p text:style-name="P79">Finally the BrickMad routine itself needs just the z1 variable <text:span text:style-name="T44">to determine which parts of the Afmt are to be used,</text:span> and works at the “brick” level. <text:s/>It must also be told where in the Cfmt matrix the answer goes.</text:p>
      <text:p text:style-name="P71"/>
      <text:p text:style-name="P80">Two small changes seem appropriate. <text:s/><text:span text:style-name="T45">Firstly t</text:span>he decision as to whether Bfmt exists should be made by the HPMI, not (as at present) but the slab code. <text:s/><text:span text:style-name="T45">Secondly (and more seriously) there are several assumptions that the hpmi.c code (which is independent of the architecture) makes about the brick that we may wish to make explicit so they can be changed for later machines. <text:s/>In particular the nature of Afmt may need to vary a bit to make better use of AVX-512. <text:s/>1024 columns for characteristic 2 is starting to look a bit small.</text:span></text:p>
      <text:p text:style-name="P80"/>
      <text:p text:style-name="P81">All the above factors must be considered when designing a new HPMI implementation. <text:s/><text:span text:style-name="T46">At the critical heart for performance is the “row” operation, which is done most often, but the alcove size influences the usage of L1 and the bandwidth to L2, so is also a critical point of compromise.</text:span></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1-12T14:24:58.783653348</dc:date>
    <meta:editing-duration>P4DT9H53M34S</meta:editing-duration>
    <meta:editing-cycles>432</meta:editing-cycles>
    <meta:generator>LibreOffice/5.1.4.2$Linux_X86_64 LibreOffice_project/10m0$Build-2</meta:generator>
    <meta:printed-by>User </meta:printed-by>
    <meta:print-date>2012-07-06T16:23:45</meta:print-date>
    <meta:document-statistic meta:table-count="1" meta:image-count="0" meta:object-count="0" meta:page-count="13" meta:paragraph-count="179" meta:word-count="5604" meta:character-count="29865" meta:non-whitespace-character-count="24216"/>
  </office:meta>
</office:document-meta>
</file>